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4.45in" fo:margin-left="-0.075in" fo:margin-top="0in" fo:margin-bottom="0in" table:align="left" style:writing-mode="lr-tb"/>
    </style:style>
    <style:style style:name="Table1.A" style:family="table-column">
      <style:table-column-properties style:column-width="1.4194in"/>
    </style:style>
    <style:style style:name="Table1.B" style:family="table-column">
      <style:table-column-properties style:column-width="1.0813in"/>
    </style:style>
    <style:style style:name="Table1.C" style:family="table-column">
      <style:table-column-properties style:column-width="0.825in"/>
    </style:style>
    <style:style style:name="Table1.D" style:family="table-column">
      <style:table-column-properties style:column-width="1.123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15in" fo:margin-left="-0.075in" fo:margin-top="0in" fo:margin-bottom="0in" table:align="left" style:writing-mode="lr-tb"/>
    </style:style>
    <style:style style:name="Table2.A" style:family="table-column">
      <style:table-column-properties style:column-width="2.0104in"/>
    </style:style>
    <style:style style:name="Table2.B" style:family="table-column">
      <style:table-column-properties style:column-width="1.6354in"/>
    </style:style>
    <style:style style:name="Table2.C" style:family="table-column">
      <style:table-column-properties style:column-width="1.4326in"/>
    </style:style>
    <style:style style:name="Table2.D" style:family="table-column">
      <style:table-column-properties style:column-width="2.0708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7875in" fo:margin-left="-0.075in" fo:margin-top="0in" fo:margin-bottom="0in" table:align="left" style:writing-mode="lr-tb"/>
    </style:style>
    <style:style style:name="Table3.A" style:family="table-column">
      <style:table-column-properties style:column-width="1.9007in"/>
    </style:style>
    <style:style style:name="Table3.B" style:family="table-column">
      <style:table-column-properties style:column-width="1.886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9"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6.1021in" fo:margin-left="-0.075in" fo:margin-top="0in" fo:margin-bottom="0in" table:align="left" style:writing-mode="lr-tb"/>
    </style:style>
    <style:style style:name="Table4.A" style:family="table-column">
      <style:table-column-properties style:column-width="1.4458in"/>
    </style:style>
    <style:style style:name="Table4.B" style:family="table-column">
      <style:table-column-properties style:column-width="1.0222in"/>
    </style:style>
    <style:style style:name="Table4.C" style:family="table-column">
      <style:table-column-properties style:column-width="1.1069in"/>
    </style:style>
    <style:style style:name="Table4.D" style:family="table-column">
      <style:table-column-properties style:column-width="1.8903in"/>
    </style:style>
    <style:style style:name="Table4.E" style:family="table-column">
      <style:table-column-properties style:column-width="0.6368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3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list-style-name="">
      <style:paragraph-properties fo:margin-left="0in" fo:margin-right="0in" fo:text-indent="0in" style:auto-text-indent="false">
        <style:tab-stops/>
      </style:paragraph-properties>
    </style:style>
    <style:style style:name="P2" style:family="paragraph" style:parent-style-name="Heading_20_1" style:list-style-name="">
      <style:paragraph-properties fo:margin-left="0in" fo:margin-right="0in" fo:text-indent="0in" style:auto-text-indent="false"/>
    </style:style>
    <style:style style:name="P3" style:family="paragraph" style:parent-style-name="Heading_20_5">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Heading_20_3" style:list-style-name="">
      <style:paragraph-properties fo:margin-left="0in" fo:margin-right="0in" fo:text-indent="0in" style:auto-text-indent="false"/>
    </style:style>
    <style:style style:name="P6" style:family="paragraph" style:parent-style-name="Preformatted" style:master-page-name="Standard">
      <style:paragraph-properties fo:margin-left="0in" fo:margin-right="0in" fo:orphans="2" fo:widows="2" fo:text-indent="0in" style:auto-text-indent="false" style:page-number="auto"/>
    </style:style>
    <style:style style:name="P7"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0"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1"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2" style:family="paragraph" style:parent-style-name="Standard">
      <style:paragraph-properties fo:margin-left="0in" fo:margin-right="0in" fo:orphans="2" fo:widows="2" fo:text-indent="0in" style:auto-text-indent="false"/>
      <style:text-properties fo:color="#000000" style:font-name="Times New Roman" fo:font-size="8.5pt" fo:language="en" fo:country="US" style:font-size-asian="8.5pt" style:language-asian="en" style:country-asian="US"/>
    </style:style>
    <style:style style:name="P13" style:family="paragraph" style:parent-style-name="Standard">
      <style:paragraph-properties fo:margin-left="0in" fo:margin-right="0in" fo:orphans="2" fo:widows="2" fo:text-indent="0in" style:auto-text-indent="false"/>
      <style:text-properties fo:color="#000000" style:font-name="Times New Roman" fo:font-size="18pt" fo:language="en" fo:country="US" style:font-size-asian="18pt" style:language-asian="en" style:country-asian="US"/>
    </style:style>
    <style:style style:name="P14" style:family="paragraph" style:parent-style-name="Standard">
      <style:paragraph-properties fo:margin-left="0in" fo:margin-right="0in" fo:orphans="2" fo:widows="2" fo:text-indent="0in" style:auto-text-indent="false"/>
    </style:style>
    <style:style style:name="P15" style:family="paragraph" style:parent-style-name="Standard">
      <style:paragraph-properties fo:margin-left="0in" fo:margin-right="0in" fo:orphans="2" fo:widows="2" fo:text-indent="0in" style:auto-text-indent="false">
        <style:tab-stops/>
      </style:paragraph-properties>
    </style:style>
    <style:style style:name="P16" style:family="paragraph" style:parent-style-name="Standard">
      <style:paragraph-properties fo:margin-left="0in" fo:margin-right="0in" fo:orphans="2" fo:widows="2" fo:text-indent="0in" style:auto-text-indent="false">
        <style:tab-stops/>
      </style:paragraph-properties>
      <style:text-properties style:font-name="Times New Roman" fo:font-size="9.5pt" fo:font-weight="bold" style:font-size-asian="9.5pt" style:font-weight-asian="bold"/>
    </style:style>
    <style:style style:name="P17" style:family="paragraph" style:parent-style-name="Standard">
      <style:paragraph-properties fo:margin-left="0in" fo:margin-right="0in" fo:text-align="center" style:justify-single-word="false" fo:orphans="2" fo:widows="2" fo:text-indent="0in" style:auto-text-indent="false"/>
    </style:style>
    <style:style style:name="P18"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fo:font-style="italic" style:font-size-asian="10pt"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0.5pt" fo:language="en" fo:country="US" fo:font-weight="bold" style:font-size-asian="10.5pt" style:language-asian="en" style:country-asian="US" style:font-weight-asian="bold"/>
    </style:style>
    <style:style style:name="T7" style:family="text">
      <style:text-properties fo:color="#000000" style:font-name="Times New Roman" fo:font-size="18pt" fo:language="en" fo:country="US" style:font-size-asian="18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2" style:family="text">
      <style:text-properties fo:color="#000000" style:font-name="Times New Roman" fo:font-size="12pt" fo:language="en" fo:country="US" style:font-size-asian="12pt" style:language-asian="en" style:country-asian="US"/>
    </style:style>
    <style:style style:name="T13" style:family="text">
      <style:text-properties fo:color="#000000" style:font-name="Times New Roman" fo:font-size="10.5pt" fo:language="en" fo:country="US" style:font-size-asian="10.5pt" style:language-asian="en" style:country-asian="US"/>
    </style:style>
    <style:style style:name="T14" style:family="text">
      <style:text-properties fo:font-weight="normal" style:font-weight-asian="normal"/>
    </style:style>
    <style:style style:name="T15"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is material is Open Game Content, and is licensed for public use under the terms of the Open Game License v1.0a.</text:span></text:p>
      <text:h text:style-name="P2" text:outline-level="1"><text:span text:style-name="T5">SPECIAL ABILITIES &amp; CONDITIONS</text:span></text:h>
      <text:p text:style-name="P7"/>
      <text:h text:style-name="P3" text:outline-level="5"><text:span text:style-name="T7">SPECIAL ABILITIES</text:span></text:h>
      <text:p text:style-name="P14"><text:span text:style-name="T8">A special ability is either extraordinary, spell-like, or supernatural in nature.</text:span></text:p>
      <text:p text:style-name="P9"/>
      <text:p text:style-name="P14"><text:span text:style-name="T9">Extraordinary Abilities (Ex):</text:span><text:span text:style-name="T8"> Extraordinary abilities are nonmagical. They are, however, not something that just anyone can do or even learn to do without extensive training. Effects or areas that negate or disrupt magic have no effect on extraordinary abilities.</text:span></text:p>
      <text:p text:style-name="P14"><text:span text:style-name="T9">Spell-Like Abilities (Sp):</text:span><text:span text:style-name="T8"> Spell-like abilities, as the name implies, are spells and magical abilities that are very much like spells. Spell-like abilities are subject to spell resistance and </text:span><text:span text:style-name="T10">dispel magic</text:span><text:span text:style-name="T8">. They do not function in areas where magic is suppressed or negated (such as an </text:span><text:span text:style-name="T10">antimagic field</text:span><text:span text:style-name="T8">).</text:span></text:p>
      <text:p text:style-name="P14"><text:span text:style-name="T9">Supernatural Abilities (Su):</text:span><text:span text:style-name="T8"> Supernatural abilities are magical but not spell-like. Supernatural abilities are not subject to spell resistance and do not function in areas where magic is suppressed or negated (such as an </text:span><text:span text:style-name="T10">antimagic field</text:span><text:span text:style-name="T8">). A supernatural ability’s effect cannot be dispelled and is not subject to counterspells. See the table below for a summary of the types of special abilities.</text:span></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h text:style-name="P1" text:outline-level="2"><text:span text:style-name="T2">Table: Special Ability Types</text:span></text:h>
          </table:table-cell>
          <table:covered-table-cell/>
          <table:covered-table-cell/>
          <table:covered-table-cell/>
        </table:table-row>
        <table:table-row table:style-name="Table1.2">
          <table:table-cell table:style-name="Table1.A2" office:value-type="string">
            <text:p text:style-name="P16"/>
          </table:table-cell>
          <table:table-cell table:style-name="Table1.A2" office:value-type="string">
            <text:p text:style-name="P18"><text:span text:style-name="T3">Extraordinary</text:span></text:p>
          </table:table-cell>
          <table:table-cell table:style-name="Table1.A2" office:value-type="string">
            <text:p text:style-name="P18"><text:span text:style-name="T3">Spell-Like</text:span></text:p>
          </table:table-cell>
          <table:table-cell table:style-name="Table1.A2" office:value-type="string">
            <text:p text:style-name="P18"><text:span text:style-name="T3">Supernatural</text:span></text:p>
          </table:table-cell>
        </table:table-row>
        <table:table-row table:style-name="Table1.2">
          <table:table-cell table:style-name="Table1.A2" office:value-type="string">
            <text:p text:style-name="P14"><text:span text:style-name="T2">Dispel</text:span></text:p>
          </table:table-cell>
          <table:table-cell table:style-name="Table1.A2" office:value-type="string">
            <text:p text:style-name="P17"><text:span text:style-name="T2">No</text:span></text:p>
          </table:table-cell>
          <table:table-cell table:style-name="Table1.A2" office:value-type="string">
            <text:p text:style-name="P17"><text:span text:style-name="T2">Yes</text:span></text:p>
          </table:table-cell>
          <table:table-cell table:style-name="Table1.A2" office:value-type="string">
            <text:p text:style-name="P17"><text:span text:style-name="T2">No</text:span></text:p>
          </table:table-cell>
        </table:table-row>
        <table:table-row table:style-name="Table1.2">
          <table:table-cell table:style-name="Table1.A2" office:value-type="string">
            <text:p text:style-name="P14"><text:span text:style-name="T2">Spell resistance</text:span></text:p>
          </table:table-cell>
          <table:table-cell table:style-name="Table1.A2" office:value-type="string">
            <text:p text:style-name="P17"><text:span text:style-name="T2">No</text:span></text:p>
          </table:table-cell>
          <table:table-cell table:style-name="Table1.A2" office:value-type="string">
            <text:p text:style-name="P17"><text:span text:style-name="T2">Yes</text:span></text:p>
          </table:table-cell>
          <table:table-cell table:style-name="Table1.A2" office:value-type="string">
            <text:p text:style-name="P17"><text:span text:style-name="T2">No</text:span></text:p>
          </table:table-cell>
        </table:table-row>
        <table:table-row table:style-name="Table1.2">
          <table:table-cell table:style-name="Table1.A2" office:value-type="string">
            <text:p text:style-name="P14"><text:span text:style-name="T2">Antimagic field</text:span></text:p>
          </table:table-cell>
          <table:table-cell table:style-name="Table1.A2" office:value-type="string">
            <text:p text:style-name="P17"><text:span text:style-name="T2">No</text:span></text:p>
          </table:table-cell>
          <table:table-cell table:style-name="Table1.A2" office:value-type="string">
            <text:p text:style-name="P17"><text:span text:style-name="T2">Yes</text:span></text:p>
          </table:table-cell>
          <table:table-cell table:style-name="Table1.A2" office:value-type="string">
            <text:p text:style-name="P17"><text:span text:style-name="T2">Yes</text:span></text:p>
          </table:table-cell>
        </table:table-row>
        <table:table-row table:style-name="Table1.2">
          <table:table-cell table:style-name="Table1.A2" office:value-type="string">
            <text:p text:style-name="P14"><text:span text:style-name="T2">Attack of opportunity</text:span></text:p>
          </table:table-cell>
          <table:table-cell table:style-name="Table1.A2" office:value-type="string">
            <text:p text:style-name="P17"><text:span text:style-name="T2">No</text:span></text:p>
          </table:table-cell>
          <table:table-cell table:style-name="Table1.A2" office:value-type="string">
            <text:p text:style-name="P17"><text:span text:style-name="T2">Yes</text:span></text:p>
          </table:table-cell>
          <table:table-cell table:style-name="Table1.A2" office:value-type="string">
            <text:p text:style-name="P17"><text:span text:style-name="T2">No</text:span></text:p>
          </table:table-cell>
        </table:table-row>
        <table:table-row table:style-name="Table1.1">
          <table:table-cell table:style-name="Table1.A2" table:number-columns-spanned="4" office:value-type="string">
            <text:p text:style-name="P15"><text:span text:style-name="T4">Dispel: </text:span><text:span text:style-name="T2">Can </text:span><text:span text:style-name="T4">dispel magic </text:span><text:span text:style-name="T2">and similar spells dispel the effects of abilities of that type?</text:span></text:p>
          </table:table-cell>
          <table:covered-table-cell/>
          <table:covered-table-cell/>
          <table:covered-table-cell/>
        </table:table-row>
        <table:table-row table:style-name="Table1.1">
          <table:table-cell table:style-name="Table1.A2" table:number-columns-spanned="4" office:value-type="string">
            <text:p text:style-name="P14"><text:span text:style-name="T4">Spell Resistance: </text:span><text:span text:style-name="T2">Does spell resistance protect a creature from these abilities?</text:span></text:p>
          </table:table-cell>
          <table:covered-table-cell/>
          <table:covered-table-cell/>
          <table:covered-table-cell/>
        </table:table-row>
        <table:table-row table:style-name="Table1.1">
          <table:table-cell table:style-name="Table1.A2" table:number-columns-spanned="4" office:value-type="string">
            <text:p text:style-name="P14"><text:span text:style-name="T4">Antimagic Field: </text:span><text:span text:style-name="T2">Does an </text:span><text:span text:style-name="T4">antimagic field </text:span><text:span text:style-name="T2">or similar magic suppress the ability?</text:span></text:p>
          </table:table-cell>
          <table:covered-table-cell/>
          <table:covered-table-cell/>
          <table:covered-table-cell/>
        </table:table-row>
        <table:table-row table:style-name="Table1.1">
          <table:table-cell table:style-name="Table1.A10" table:number-columns-spanned="4" office:value-type="string">
            <text:p text:style-name="P15"><text:span text:style-name="T4">Attack of Opportunity: </text:span><text:span text:style-name="T2">Does using the ability provoke attacks of opportunity the way that casting a spell does?</text:span></text:p>
          </table:table-cell>
          <table:covered-table-cell/>
          <table:covered-table-cell/>
          <table:covered-table-cell/>
        </table:table-row>
      </table:table>
      <text:p text:style-name="P8"/>
      <text:p text:style-name="P14"><text:span text:style-name="T12">ABILITY SCORE LOSS</text:span></text:p>
      <text:p text:style-name="P14"><text:span text:style-name="T8">Various attacks cause ability score loss, either ability damage or ability drain. Points lost to ability damage return at the rate of 1 point per day (or double that if the character gets complete bed rest) to each damaged ability, and the spells </text:span><text:span text:style-name="T10">lesser restoration </text:span><text:span text:style-name="T8">and </text:span><text:span text:style-name="T10">restoration </text:span><text:span text:style-name="T8">offset ability damage as well. Ability drain, however, is permanent, though </text:span><text:span text:style-name="T10">restoration </text:span><text:span text:style-name="T8">can restore even those lost ability score points.</text:span></text:p>
      <text:p text:style-name="P14"><text:soft-page-break/><text:span text:style-name="T8">While any loss is debilitating, losing all points in an ability score can be devastating.</text:span></text:p>
      <text:p text:style-name="P14"><text:span text:style-name="T8">• Strength 0 means that the character cannot move at all. He lies helpless on the ground.</text:span></text:p>
      <text:p text:style-name="P14"><text:span text:style-name="T8">• Dexterity 0 means that the character cannot move at all. He stands motionless, rigid, and helpless.</text:span></text:p>
      <text:p text:style-name="P14"><text:span text:style-name="T8">• Constitution 0 means that the character is dead.</text:span></text:p>
      <text:p text:style-name="P14"><text:span text:style-name="T8">• Intelligence 0 means that the character cannot think and is unconscious in a coma-like stupor, helpless.</text:span></text:p>
      <text:p text:style-name="P14"><text:span text:style-name="T8">• Wisdom 0 means that the character is withdrawn into a deep sleep filled with nightmares, helpless.</text:span></text:p>
      <text:p text:style-name="P14"><text:span text:style-name="T8">• Charisma 0 means that the character is withdrawn into a catatonic, coma-like stupor, helpless.</text:span></text:p>
      <text:p text:style-name="P14"><text:span text:style-name="T8">Keeping track of negative ability score points is never necessary. A character’s ability score can’t drop below 0.</text:span></text:p>
      <text:p text:style-name="P14"><text:span text:style-name="T8">Having a score of 0 in an ability is different from having no ability score whatsoever.</text:span></text:p>
      <text:p text:style-name="P14"><text:span text:style-name="T8">Some spells or abilities impose an effective ability score reduction, which is different from ability score loss. Any such reduction disappears at the end of the spell’s or ability’s duration, and the ability score immediately returns to its former value.</text:span></text:p>
      <text:p text:style-name="P14"><text:span text:style-name="T8">If a character’s Constitution score drops, then he loses 1 hit point per Hit Die for every point by which his Constitution modifier drops. A hit point score can’t be reduced by Constitution damage or drain to less than 1 hit point per Hit Die.</text:span></text:p>
      <text:p text:style-name="P14"><text:span text:style-name="T8">The ability that some creatures have to drain ability scores is a supernatural one, requiring some sort of attack. Such creatures do not drain abilities from enemies when the enemies strike them, even with unarmed attacks or natural weapons.</text:span></text:p>
      <text:p text:style-name="P8"/>
      <text:p text:style-name="P14"><text:span text:style-name="T12">ANTIMAGIC</text:span></text:p>
      <text:p text:style-name="P14"><text:span text:style-name="T8">An </text:span><text:span text:style-name="T10">antimagic field </text:span><text:span text:style-name="T8">spell or effect cancels magic altogether. An antimagic effect has the following powers and characteristics.</text:span></text:p>
      <text:p text:style-name="P14"><text:span text:style-name="T8">• No supernatural ability, spell-like ability, or spell works in an area of antimagic (but extraordinary abilities still work).</text:span></text:p>
      <text:p text:style-name="P14"><text:span text:style-name="T8">• Antimagic does not dispel magic; it suppresses it. Once a magical effect is no longer affected by the antimagic (the antimagic fades, the center of the effect moves away, and so on), the magic returns. Spells that still have part of their duration left begin functioning again, magic items are once again useful, and so forth.</text:span></text:p>
      <text:p text:style-name="P14"><text:span text:style-name="T8">• Spell areas that include both an antimagic area and a normal area, but are not centered in the antimagic area, still function in the normal area. If the spell’s center is in the antimagic area, then the spell is suppressed.</text:span></text:p>
      <text:p text:style-name="P14"><text:span text:style-name="T8">• Golems and other constructs, elementals, outsiders, and corporeal undead, still function in an antimagic area (though the antimagic area suppresses their spellcasting and their supernatural and spell-like abilities normally). If such creatures are summoned or conjured, however, see below. </text:span></text:p>
      <text:p text:style-name="P14"><text:span text:style-name="T8">• Summoned or conjured creatures of any type, as well as incorporeal undead, wink out if they enter the area of an antimagic effect. They reappear in the same spot once the field goes away.</text:span></text:p>
      <text:p text:style-name="P14"><text:span text:style-name="T8">• Magic items with continuous effects</text:span><text:span text:style-name="T10"> </text:span><text:span text:style-name="T8">do not function in the area of an antimagic effect, but their effects are not canceled (so the contents of a </text:span><text:span text:style-name="T10">bag of holding</text:span><text:span text:style-name="T8"> are unavailable, but neither spill out nor disappear forever).</text:span></text:p>
      <text:p text:style-name="P14"><text:span text:style-name="T8">• Two antimagic areas in the same place do not cancel each other out, nor do they stack.</text:span></text:p>
      <text:p text:style-name="P14"><text:span text:style-name="T8">• </text:span><text:span text:style-name="T10">Wall of force, prismatic wall, </text:span><text:span text:style-name="T8">and </text:span><text:span text:style-name="T10">prismatic sphere </text:span><text:span text:style-name="T8">are not affected by antimagic. </text:span><text:span text:style-name="T10">Break enchantment, dispel magic, </text:span><text:span text:style-name="T8">and </text:span><text:span text:style-name="T10">greater dispel magic </text:span><text:span text:style-name="T8">spells do not dispel antimagic. </text:span><text:span text:style-name="T10">Mage’s disjunction </text:span><text:span text:style-name="T8">has a 1% chance per caster level of destroying an </text:span><text:span text:style-name="T10">antimagic field. </text:span><text:span text:style-name="T8">If the </text:span><text:span text:style-name="T10">antimagic field </text:span><text:span text:style-name="T8">survives the </text:span><text:span text:style-name="T10">disjunction, </text:span><text:span text:style-name="T8">no items within it are disjoined.</text:span></text:p>
      <text:p text:style-name="P8"/>
      <text:p text:style-name="P14"><text:soft-page-break/><text:span text:style-name="T12">BLINDSIGHT AND BLINDSENSE</text:span></text:p>
      <text:p text:style-name="P14"><text:span text:style-name="T8">Some creatures have blindsight, the extraordinary ability to use a nonvisual sense (or a combination of such senses) to operate effectively without vision. Such sense may include sensitivity to vibrations, acute scent, keen hearing, or echolocation. This ability makes invisibility and concealment (even magical darkness) irrelevant to the creature (though it still can’t see ethereal creatures). This ability operates out to a range specified in the creature description.</text:span></text:p>
      <text:p text:style-name="P14"><text:span text:style-name="T8">• Blindsight never allows a creature to distinguish color or visual contrast. A creature cannot read with blindsight.</text:span></text:p>
      <text:p text:style-name="P14"><text:span text:style-name="T8">• Blindsight does not subject a creature to gaze attacks (even though darkvision does).</text:span></text:p>
      <text:p text:style-name="P14"><text:span text:style-name="T8">• Blinding attacks do not penalize creatures using blindsight. </text:span></text:p>
      <text:p text:style-name="P14"><text:span text:style-name="T8">• Deafening attacks thwart blindsight if it relies on hearing.</text:span></text:p>
      <text:p text:style-name="P14"><text:span text:style-name="T8">• Blindsight works underwater but not in a vacuum.</text:span></text:p>
      <text:p text:style-name="P14"><text:span text:style-name="T8">• Blindsight negates displacement and blur effects.</text:span></text:p>
      <text:p text:style-name="P14"><text:span text:style-name="T9">Blindsense:</text:span><text:span text:style-name="T8"> Other creatures have blindsense, a lesser ability that lets the creature notice things it cannot see, but without the precision of blindsight. The creature with blindsense usually does not need to make Spot or Listen checks to notice and locate creatures within range of its blindsense ability, provided that it has line of effect to that creature. Any opponent the creature cannot see has total concealment (50% miss chance) against the creature with blindsense, and the blindsensing creature still has the normal miss chance when attacking foes that have concealment. Visibility still affects the movement of a creature with blindsense. A creature with blindsense is still denied its Dexterity bonus to Armor Class against attacks from creatures it cannot see.</text:span></text:p>
      <text:p text:style-name="P8"/>
      <text:p text:style-name="P14"><text:span text:style-name="T12">BREATH WEAPON</text:span></text:p>
      <text:p text:style-name="P14"><text:span text:style-name="T8">A creature attacking with a breath weapon is actually expelling something from its mouth (rather than conjuring it by means of a spell or some other magical effect). Most creatures with breath weapons are limited to a number of uses per day or by a minimum length of time that must pass between uses. Such creatures are usually smart enough to save their breath weapon until they really need it.</text:span></text:p>
      <text:p text:style-name="P14"><text:span text:style-name="T8">• Using a breath weapon is typically a standard action.</text:span></text:p>
      <text:p text:style-name="P14"><text:span text:style-name="T8">• No attack roll is necessary. The breath simply fills its stated area.</text:span></text:p>
      <text:p text:style-name="P14"><text:span text:style-name="T8">• Any character caught in the area must make the appropriate saving throw or suffer the breath weapon’s full effect. In many cases, a character who succeeds on his saving throw still takes half damage or some other reduced effect.</text:span></text:p>
      <text:p text:style-name="P14"><text:span text:style-name="T8">• Breath weapons are supernatural abilities except where noted.</text:span></text:p>
      <text:p text:style-name="P14"><text:span text:style-name="T8">• Creatures are immune to their own breath weapons.</text:span></text:p>
      <text:p text:style-name="P14"><text:span text:style-name="T8">• Creatures unable to breathe can still use breath weapons. (The term is something of a misnomer.)</text:span></text:p>
      <text:p text:style-name="P8"/>
      <text:p text:style-name="P14"><text:span text:style-name="T12">CHARM AND COMPULSION</text:span></text:p>
      <text:p text:style-name="P14"><text:span text:style-name="T8">Many abilities and spells can cloud the minds of characters and monsters, leaving them unable to tell friend from foe—or worse yet, deceiving them into thinking that their former friends are now their worst enemies. Two general types of enchantments affect characters and creatures: charms and compulsions.</text:span></text:p>
      <text:p text:style-name="P14"><text:span text:style-name="T8">Charming another creature gives the charming character the ability to befriend and suggest courses of actions to his minion, but the servitude is not absolute or mindless. Charms of this type include the various </text:span><text:span text:style-name="T10">charm </text:span><text:span text:style-name="T8">spells. Essentially, a </text:span><text:span text:style-name="T10">charmed </text:span><text:span text:style-name="T8">character retains free will but makes choices according to a skewed view of the world.</text:span></text:p>
      <text:p text:style-name="P14"><text:span text:style-name="T8">• A </text:span><text:span text:style-name="T10">charmed </text:span><text:span text:style-name="T8">creature doesn’t gain any magical ability to understand his new friend’s language.</text:span></text:p>
      <text:p text:style-name="P14"><text:span text:style-name="T8">• A </text:span><text:span text:style-name="T10">charmed </text:span><text:span text:style-name="T8">character retains his original alignment and allegiances, generally with the exception that he now regards the </text:span><text:span text:style-name="T10">charming </text:span><text:span text:style-name="T8">creature as a dear friend and will give great weight to his suggestions and directions.</text:span></text:p>
      <text:p text:style-name="P14"><text:soft-page-break/><text:span text:style-name="T8">• A </text:span><text:span text:style-name="T10">charmed </text:span><text:span text:style-name="T8">character fights his former allies only if they threaten his new friend, and even then he uses the least lethal means at his disposal as long as these tactics show any possibility of success (just as he would in a fight between two actual friends).</text:span></text:p>
      <text:p text:style-name="P14"><text:span text:style-name="T8">• A </text:span><text:span text:style-name="T10">charmed </text:span><text:span text:style-name="T8">character is entitled to an opposed Charisma check against his master in order to resist instructions or commands that would make him do something he wouldn’t normally do even for a close friend. If he succeeds, he decides not to go along with that order but remains </text:span><text:span text:style-name="T10">charmed.</text:span></text:p>
      <text:p text:style-name="P14"><text:span text:style-name="T8">• A </text:span><text:span text:style-name="T10">charmed </text:span><text:span text:style-name="T8">character never obeys a command that is obviously suicidal or grievously harmful to her.</text:span></text:p>
      <text:p text:style-name="P14"><text:span text:style-name="T8">• If the charming creature commands his minion to do something that the influenced character would be violently opposed to, the subject may attempt a new saving throw to break free of the influence altogether.</text:span></text:p>
      <text:p text:style-name="P14"><text:span text:style-name="T8">• A </text:span><text:span text:style-name="T10">charmed </text:span><text:span text:style-name="T8">character who is openly attacked by the creature who </text:span><text:span text:style-name="T10">charmed </text:span><text:span text:style-name="T8">him or by that creature’s apparent allies is automatically freed of the spell or effect.</text:span></text:p>
      <text:p text:style-name="P14"><text:span text:style-name="T8">Compulsion is a different matter altogether. A compulsion overrides the subject’s free will in some way or simply changes the way the subject’s mind works. A charm makes the subject a friend of the caster; a compulsion makes the subject obey the caster.</text:span></text:p>
      <text:p text:style-name="P14"><text:span text:style-name="T8">Regardless of whether a character is charmed or compelled, he won’t volunteer information or tactics that his master doesn’t ask for.</text:span></text:p>
      <text:p text:style-name="P8"/>
      <text:p text:style-name="P14"><text:span text:style-name="T12">COLD IMMUNITY</text:span></text:p>
      <text:p text:style-name="P14"><text:span text:style-name="T8">A creature with cold immunity never takes cold damage. It has vulnerability to fire, which means it takes half again as much (+50%) damage as normal from fire, regardless of whether a saving throw is allowed, or if the save is a success or failure.</text:span></text:p>
      <text:p text:style-name="P8"/>
      <text:p text:style-name="P14"><text:span text:style-name="T12">DAMAGE REDUCTION</text:span></text:p>
      <text:p text:style-name="P14"><text:span text:style-name="T8">Some magic creatures have the supernatural ability to instantly heal damage from weapons or to ignore blows altogether as though they were invulnerable.</text:span></text:p>
      <text:p text:style-name="P14"><text:span text:style-name="T8">The numerical part of a creature’s damage reduction is the amount of hit points the creature ignores from normal attacks. Usually, a certain type of weapon can overcome this reduction. This information is separated from the damage reduction number by a slash. Damage reduction may be overcome by special materials, by magic weapons (any weapon with a +1 or higher enhancement bonus, not counting the enhancement from masterwork quality), certain types of weapons (such as slashing or bludgeoning), and weapons imbued with an alignment. If a dash follows the slash then the damage reduction is effective against any attack that does not ignore damage reduction.</text:span></text:p>
      <text:p text:style-name="P14"><text:span text:style-name="T8">Ammunition fired from a projectile weapon with an enhancement bonus of +1 or higher is treated as a magic weapon for the purpose of overcoming damage reduction. Similarly, ammunition fired from a projectile weapon with an alignment gains the alignment of that projectile weapon (in addition to any alignment it may already have).</text:span></text:p>
      <text:p text:style-name="P14"><text:span text:style-name="T8">Whenever damage reduction completely negates the damage from an attack, it also negates most special effects that accompany the attack, such as injury type poison, a monk’s stunning, and injury type disease. Damage reduction does not negate touch attacks, energy damage dealt along with an attack, or energy drains. Nor does it affect poisons or diseases delivered by inhalation, ingestion, or contact. </text:span></text:p>
      <text:p text:style-name="P14"><text:span text:style-name="T8">Attacks that deal no damage because of the target’s damage reduction do not disrupt spells.</text:span></text:p>
      <text:p text:style-name="P14"><text:span text:style-name="T8">Spells, spell-like abilities, and energy attacks (even nonmagical fire) ignore damage reduction.</text:span></text:p>
      <text:p text:style-name="P14"><text:span text:style-name="T8">Sometimes damage reduction is instant healing. Sometimes damage reduction represents the creature’s tough hide or body,. In either case, characters can see that conventional attacks don’t work.</text:span></text:p>
      <text:p text:style-name="P14"><text:span text:style-name="T8">If a creature has damage reduction from more than one source, the two forms of damage reduction do not stack. Instead, the creature gets the benefit of the best damage reduction in a given situation. </text:span></text:p>
      <text:p text:style-name="P8"/>
      <text:p text:style-name="P14"><text:span text:style-name="T12">DARKVISION</text:span></text:p>
      <text:p text:style-name="P14"><text:span text:style-name="T8">Darkvision is the extraordinary ability to see with no light source at all, out to a range specified for the creature. Darkvision is black and white only (colors cannot be discerned). It does not allow characters to see anything that they could not see otherwise—invisible objects are still invisible, and illusions are still visible as what they seem to be. Likewise, darkvision subjects a creature to gaze attacks normally. The presence of light does not spoil darkvision.</text:span></text:p>
      <text:p text:style-name="P8"/>
      <text:p text:style-name="P14"><text:soft-page-break/><text:span text:style-name="T12">DEATH ATTACKS</text:span></text:p>
      <text:p text:style-name="P14"><text:span text:style-name="T8">In most cases, a death attack allows the victim a Fortitude save to avoid the affect, but if the save fails, the character dies instantly.</text:span></text:p>
      <text:p text:style-name="P14"><text:span text:style-name="T8">• </text:span><text:span text:style-name="T10">Raise dead </text:span><text:span text:style-name="T8">doesn’t work on someone killed by a death attack. </text:span></text:p>
      <text:p text:style-name="P14"><text:span text:style-name="T8">• Death attacks slay instantly. A victim cannot be made stable and thereby kept alive.</text:span></text:p>
      <text:p text:style-name="P14"><text:span text:style-name="T8">• In case it matters, a dead character, no matter how she died, has –10 hit points.</text:span></text:p>
      <text:p text:style-name="P14"><text:span text:style-name="T8">• The spell </text:span><text:span text:style-name="T10">death ward </text:span><text:span text:style-name="T8">protects a character against these attacks.</text:span></text:p>
      <text:p text:style-name="P8"/>
      <text:p text:style-name="P14"><text:span text:style-name="T12">DISEASE</text:span></text:p>
      <text:p text:style-name="P14"><text:span text:style-name="T8">When a character is injured by a contaminated attack touches an item smeared with diseased matter, or consumes disease-tainted food or drink, he must make an immediate Fortitude saving throw. If he succeeds, the disease has no effect—his immune system fought off the infection. If he fails, he takes damage after an incubation period. Once per day afterward, he must make a successful Fortitude saving throw to avoid repeated damage. Two successful saving throws in a row indicate that he has fought off the disease and recovers, taking no more damage.</text:span></text:p>
      <text:p text:style-name="P14"><text:span text:style-name="T8">These Fortitude saving throws can be rolled secretly so that the player doesn’t know whether the disease has taken hold.</text:span></text:p>
      <text:p text:style-name="P14"><text:span text:style-name="T13">Disease Descriptions</text:span></text:p>
      <text:p text:style-name="P14"><text:span text:style-name="T8">Diseases have various symptoms and are spread through a number of vectors. The characteristics of several typical diseases are summarized on Table: Diseases and defined below.</text:span></text:p>
      <text:p text:style-name="P14"><text:span text:style-name="T10">Disease: </text:span><text:span text:style-name="T8">Diseases whose names are printed in </text:span><text:span text:style-name="T10">italic </text:span><text:span text:style-name="T8">in the table are supernatural in nature. The others are extraordinary.</text:span></text:p>
      <text:p text:style-name="P14"><text:span text:style-name="T10">Infection: </text:span><text:span text:style-name="T8">The disease’s method of delivery—ingested, inhaled, via injury, or contact. Keep in mind that some injury diseases may be transmitted by as small an injury as a flea bite and that most inhaled diseases can also be ingested (and vice versa).</text:span></text:p>
      <text:p text:style-name="P14"><text:span text:style-name="T10">DC: </text:span><text:span text:style-name="T8">The Difficulty Class for the Fortitude saving throws to prevent infection (if the character has been infected), to prevent each instance of repeated damage, and to recover from the disease.</text:span></text:p>
      <text:p text:style-name="P14"><text:span text:style-name="T10">Incubation Period: </text:span><text:span text:style-name="T8">The time before damage begins.</text:span></text:p>
      <text:p text:style-name="P14"><text:span text:style-name="T10">Damage: </text:span><text:span text:style-name="T8">The ability damage the character takes after incubation and each day afterward.</text:span></text:p>
      <text:p text:style-name="P14"><text:span text:style-name="T9">Types of Diseases: </text:span><text:span text:style-name="T8">Typical diseases include the following:</text:span></text:p>
      <text:p text:style-name="P14"><text:span text:style-name="T10">Blinding Sickness: </text:span><text:span text:style-name="T8">Spread in tainted water.</text:span></text:p>
      <text:p text:style-name="P14"><text:span text:style-name="T10">Cackle Fever: </text:span><text:span text:style-name="T8">Symptoms include high fever, disorientation, and frequent bouts of hideous laughter. Also known as “the shrieks.”</text:span></text:p>
      <text:p text:style-name="P14"><text:span text:style-name="T10">Demon Fever: </text:span><text:span text:style-name="T8">Night hags spread it. Can cause permanent ability drain.</text:span></text:p>
      <text:p text:style-name="P14"><text:span text:style-name="T10">Devil Chills: </text:span><text:span text:style-name="T8">Barbazu and pit fiends spread it. It takes three, not two, successful saves in a row to recover from devil chills.</text:span></text:p>
      <text:p text:style-name="P14"><text:span text:style-name="T10">Filth Fever: </text:span><text:span text:style-name="T8">Dire rats and otyughs spread it. Those injured while in filthy surroundings might also catch it.</text:span></text:p>
      <text:p text:style-name="P14"><text:span text:style-name="T10">Mindfire: </text:span><text:span text:style-name="T8">Feels like your brain is burning. Causes stupor.</text:span></text:p>
      <text:p text:style-name="P14"><text:soft-page-break/><text:span text:style-name="T10">Mummy Rot: </text:span><text:span text:style-name="T8">Spread by mummies. Successful saving throws do not allow the character to recover (though they do prevent damage normally).</text:span></text:p>
      <text:p text:style-name="P14"><text:span text:style-name="T10">Red Ache: </text:span><text:span text:style-name="T8">Skin turns red, bloated, and warm to the touch.</text:span></text:p>
      <text:p text:style-name="P14"><text:span text:style-name="T10">The Shakes: </text:span><text:span text:style-name="T8">Causes involuntary twitches, tremors, and fits.</text:span></text:p>
      <text:p text:style-name="P14"><text:span text:style-name="T10">Slimy Doom: </text:span><text:span text:style-name="T8">Victim turns into infectious goo from the inside out. Can cause permanent ability drai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5"><text:span text:style-name="T3">Table: Diseases</text:span></text:p>
          </table:table-cell>
          <table:covered-table-cell/>
          <table:covered-table-cell/>
          <table:covered-table-cell/>
        </table:table-row>
        <table:table-row table:style-name="Table2.2">
          <table:table-cell table:style-name="Table2.A2" office:value-type="string">
            <text:h text:style-name="P1" text:outline-level="2"><text:span text:style-name="T2">Disease</text:span></text:h>
          </table:table-cell>
          <table:table-cell table:style-name="Table2.A2" office:value-type="string">
            <text:h text:style-name="P1" text:outline-level="2"><text:span text:style-name="T2">Infection DC</text:span></text:h>
          </table:table-cell>
          <table:table-cell table:style-name="Table2.A2" office:value-type="string">
            <text:h text:style-name="P1" text:outline-level="2"><text:span text:style-name="T2">Incubation</text:span></text:h>
          </table:table-cell>
          <table:table-cell table:style-name="Table2.A2" office:value-type="string">
            <text:h text:style-name="P1" text:outline-level="2"><text:span text:style-name="T2">Damage</text:span></text:h>
          </table:table-cell>
        </table:table-row>
        <table:table-row table:style-name="Table2.2">
          <table:table-cell table:style-name="Table2.A2" office:value-type="string">
            <text:p text:style-name="P14"><text:span text:style-name="T2">Blinding sickness</text:span></text:p>
          </table:table-cell>
          <table:table-cell table:style-name="Table2.A2" office:value-type="string">
            <text:p text:style-name="P14"><text:span text:style-name="T2">Ingested 16</text:span></text:p>
          </table:table-cell>
          <table:table-cell table:style-name="Table2.A2" office:value-type="string">
            <text:p text:style-name="P14"><text:span text:style-name="T2">1d3 days</text:span></text:p>
          </table:table-cell>
          <table:table-cell table:style-name="Table2.A2" office:value-type="string">
            <text:p text:style-name="P14"><text:span text:style-name="T2">1d4 Str</text:span><text:span text:style-name="T15">1</text:span></text:p>
          </table:table-cell>
        </table:table-row>
        <table:table-row table:style-name="Table2.2">
          <table:table-cell table:style-name="Table2.A2" office:value-type="string">
            <text:p text:style-name="P14"><text:span text:style-name="T2">Cackle fever</text:span></text:p>
          </table:table-cell>
          <table:table-cell table:style-name="Table2.A2" office:value-type="string">
            <text:p text:style-name="P14"><text:span text:style-name="T2">Inhaled 16</text:span></text:p>
          </table:table-cell>
          <table:table-cell table:style-name="Table2.A2" office:value-type="string">
            <text:p text:style-name="P14"><text:span text:style-name="T2">1 day</text:span></text:p>
          </table:table-cell>
          <table:table-cell table:style-name="Table2.A2" office:value-type="string">
            <text:p text:style-name="P14"><text:span text:style-name="T2">1d6 Wis</text:span></text:p>
          </table:table-cell>
        </table:table-row>
        <table:table-row table:style-name="Table2.2">
          <table:table-cell table:style-name="Table2.A2" office:value-type="string">
            <text:p text:style-name="P14"><text:span text:style-name="T4">Demon fever</text:span></text:p>
          </table:table-cell>
          <table:table-cell table:style-name="Table2.A2" office:value-type="string">
            <text:p text:style-name="P14"><text:span text:style-name="T2">Injury 18</text:span></text:p>
          </table:table-cell>
          <table:table-cell table:style-name="Table2.A2" office:value-type="string">
            <text:p text:style-name="P14"><text:span text:style-name="T2">1 day</text:span></text:p>
          </table:table-cell>
          <table:table-cell table:style-name="Table2.A2" office:value-type="string">
            <text:p text:style-name="P14"><text:span text:style-name="T2">1d6 Con</text:span><text:span text:style-name="T15">2</text:span></text:p>
          </table:table-cell>
        </table:table-row>
        <table:table-row table:style-name="Table2.2">
          <table:table-cell table:style-name="Table2.A2" office:value-type="string">
            <text:p text:style-name="P14"><text:span text:style-name="T4">Devil chills</text:span><text:span text:style-name="T15">3</text:span></text:p>
          </table:table-cell>
          <table:table-cell table:style-name="Table2.A2" office:value-type="string">
            <text:p text:style-name="P14"><text:span text:style-name="T2">Injury 14</text:span></text:p>
          </table:table-cell>
          <table:table-cell table:style-name="Table2.A2" office:value-type="string">
            <text:p text:style-name="P14"><text:span text:style-name="T2">1d4 days</text:span></text:p>
          </table:table-cell>
          <table:table-cell table:style-name="Table2.A2" office:value-type="string">
            <text:p text:style-name="P14"><text:span text:style-name="T2">1d4 Str</text:span></text:p>
          </table:table-cell>
        </table:table-row>
        <table:table-row table:style-name="Table2.2">
          <table:table-cell table:style-name="Table2.A2" office:value-type="string">
            <text:p text:style-name="P14"><text:span text:style-name="T2">Filth fever</text:span></text:p>
          </table:table-cell>
          <table:table-cell table:style-name="Table2.A2" office:value-type="string">
            <text:p text:style-name="P14"><text:span text:style-name="T2">Injury 12</text:span></text:p>
          </table:table-cell>
          <table:table-cell table:style-name="Table2.A2" office:value-type="string">
            <text:p text:style-name="P14"><text:span text:style-name="T2">1d3 days</text:span></text:p>
          </table:table-cell>
          <table:table-cell table:style-name="Table2.A2" office:value-type="string">
            <text:p text:style-name="P14"><text:span text:style-name="T2">1d3 Dex, 1d3 Con</text:span></text:p>
          </table:table-cell>
        </table:table-row>
        <table:table-row table:style-name="Table2.2">
          <table:table-cell table:style-name="Table2.A2" office:value-type="string">
            <text:p text:style-name="P14"><text:span text:style-name="T2">Mindfire</text:span></text:p>
          </table:table-cell>
          <table:table-cell table:style-name="Table2.A2" office:value-type="string">
            <text:p text:style-name="P14"><text:span text:style-name="T2">Inhaled 12</text:span></text:p>
          </table:table-cell>
          <table:table-cell table:style-name="Table2.A2" office:value-type="string">
            <text:p text:style-name="P14"><text:span text:style-name="T2">1 day</text:span></text:p>
          </table:table-cell>
          <table:table-cell table:style-name="Table2.A2" office:value-type="string">
            <text:p text:style-name="P14"><text:span text:style-name="T2">1d4 Int</text:span></text:p>
          </table:table-cell>
        </table:table-row>
        <table:table-row table:style-name="Table2.2">
          <table:table-cell table:style-name="Table2.A2" office:value-type="string">
            <text:p text:style-name="P14"><text:span text:style-name="T4">Mummy rot</text:span><text:span text:style-name="T15">4</text:span></text:p>
          </table:table-cell>
          <table:table-cell table:style-name="Table2.A2" office:value-type="string">
            <text:p text:style-name="P14"><text:span text:style-name="T2">Contact 20</text:span></text:p>
          </table:table-cell>
          <table:table-cell table:style-name="Table2.A2" office:value-type="string">
            <text:p text:style-name="P14"><text:span text:style-name="T2">1 day</text:span></text:p>
          </table:table-cell>
          <table:table-cell table:style-name="Table2.A2" office:value-type="string">
            <text:p text:style-name="P14"><text:span text:style-name="T2">1d6 Con</text:span></text:p>
          </table:table-cell>
        </table:table-row>
        <table:table-row table:style-name="Table2.2">
          <table:table-cell table:style-name="Table2.A2" office:value-type="string">
            <text:p text:style-name="P14"><text:span text:style-name="T2">Red ache</text:span></text:p>
          </table:table-cell>
          <table:table-cell table:style-name="Table2.A2" office:value-type="string">
            <text:p text:style-name="P14"><text:span text:style-name="T2">Injury 15</text:span></text:p>
          </table:table-cell>
          <table:table-cell table:style-name="Table2.A2" office:value-type="string">
            <text:p text:style-name="P14"><text:span text:style-name="T2">1d3 days</text:span></text:p>
          </table:table-cell>
          <table:table-cell table:style-name="Table2.A2" office:value-type="string">
            <text:p text:style-name="P14"><text:span text:style-name="T2">1d6 Str</text:span></text:p>
          </table:table-cell>
        </table:table-row>
        <table:table-row table:style-name="Table2.2">
          <table:table-cell table:style-name="Table2.A2" office:value-type="string">
            <text:p text:style-name="P14"><text:span text:style-name="T2">Shakes</text:span></text:p>
          </table:table-cell>
          <table:table-cell table:style-name="Table2.A2" office:value-type="string">
            <text:p text:style-name="P14"><text:span text:style-name="T2">Contact 13</text:span></text:p>
          </table:table-cell>
          <table:table-cell table:style-name="Table2.A2" office:value-type="string">
            <text:p text:style-name="P14"><text:span text:style-name="T2">1 day</text:span></text:p>
          </table:table-cell>
          <table:table-cell table:style-name="Table2.A2" office:value-type="string">
            <text:p text:style-name="P14"><text:span text:style-name="T2">1d8 Dex</text:span></text:p>
          </table:table-cell>
        </table:table-row>
        <table:table-row table:style-name="Table2.2">
          <table:table-cell table:style-name="Table2.A2" office:value-type="string">
            <text:p text:style-name="P14"><text:span text:style-name="T2">Slimy doom</text:span></text:p>
          </table:table-cell>
          <table:table-cell table:style-name="Table2.A2" office:value-type="string">
            <text:p text:style-name="P14"><text:span text:style-name="T2">Contact 14</text:span></text:p>
          </table:table-cell>
          <table:table-cell table:style-name="Table2.A2" office:value-type="string">
            <text:p text:style-name="P14"><text:span text:style-name="T2">1 day</text:span></text:p>
          </table:table-cell>
          <table:table-cell table:style-name="Table2.A2" office:value-type="string">
            <text:p text:style-name="P14"><text:span text:style-name="T2">1d4 Con</text:span><text:span text:style-name="T15">2</text:span></text:p>
          </table:table-cell>
        </table:table-row>
        <table:table-row table:style-name="Table2.1">
          <table:table-cell table:style-name="Table2.A2" table:number-columns-spanned="4" office:value-type="string">
            <text:p text:style-name="P15"><text:span text:style-name="T2">1 Each time the victim takes 2 or more damage from the disease, he must make another Fortitude save or be permanently blinded.</text:span></text:p>
          </table:table-cell>
          <table:covered-table-cell/>
          <table:covered-table-cell/>
          <table:covered-table-cell/>
        </table:table-row>
        <table:table-row table:style-name="Table2.1">
          <table:table-cell table:style-name="Table2.A2" table:number-columns-spanned="4" office:value-type="string">
            <text:p text:style-name="P14"><text:span text:style-name="T2">2 When damaged, character must succeed on another saving throw or 1 point of damage is permanent drain instead.</text:span></text:p>
          </table:table-cell>
          <table:covered-table-cell/>
          <table:covered-table-cell/>
          <table:covered-table-cell/>
        </table:table-row>
        <table:table-row table:style-name="Table2.1">
          <table:table-cell table:style-name="Table2.A2" table:number-columns-spanned="4" office:value-type="string">
            <text:p text:style-name="P14"><text:span text:style-name="T2">3 The victim must make three successful Fortitude saving throws in a row to recover from devil chills.</text:span></text:p>
          </table:table-cell>
          <table:covered-table-cell/>
          <table:covered-table-cell/>
          <table:covered-table-cell/>
        </table:table-row>
        <table:table-row table:style-name="Table2.1">
          <table:table-cell table:style-name="Table2.A16" table:number-columns-spanned="4" office:value-type="string">
            <text:p text:style-name="P15"><text:span text:style-name="T2">4 Successful saves do not allow the character to recover. Only magical healing can save the character.</text:span></text:p>
          </table:table-cell>
          <table:covered-table-cell/>
          <table:covered-table-cell/>
          <table:covered-table-cell/>
        </table:table-row>
      </table:table>
      <text:p text:style-name="P14"><text:span text:style-name="T13">Healing a Disease</text:span></text:p>
      <text:p text:style-name="P14"><text:span text:style-name="T8">Use of the Heal skill can help a diseased character. Every time a diseased character makes a saving throw against disease effects, the healer makes a check. The diseased character can use the healer’s result in place of his saving throw if the Heal check result is higher. The diseased character must be in the healer’s care and must have spent the previous 8 hours resting.</text:span></text:p>
      <text:p text:style-name="P14"><text:span text:style-name="T8">Characters recover points lost to ability score damage at a rate of 1 per day per ability damaged, and this rule applies even while a disease is in progress. That means that a character with a minor disease might be able to withstand it without accumulating any damage.</text:span></text:p>
      <text:p text:style-name="P8"/>
      <text:p text:style-name="P14"><text:soft-page-break/><text:span text:style-name="T12">ENERGY DRAIN AND NEGATIVE LEVELS</text:span></text:p>
      <text:p text:style-name="P14"><text:span text:style-name="T8">Some horrible creatures, especially undead monsters, possess a fearsome supernatural ability to drain levels from those they strike in combat. The creature making an energy drain attack draws a portion of its victim’s life force from her. Most energy drain attacks require a successful melee attack roll—mere physical contact is not enough. Each successful energy drain attack bestows one or more negative levels on the opponent. A creature takes the following penalties for each negative level it has gained.</text:span></text:p>
      <text:p text:style-name="P14"><text:span text:style-name="T8">–1 on all skill checks and ability checks.</text:span></text:p>
      <text:p text:style-name="P14"><text:span text:style-name="T8">–1 on attack rolls and saving throws.</text:span></text:p>
      <text:p text:style-name="P14"><text:span text:style-name="T8">–5 hit points.</text:span></text:p>
      <text:p text:style-name="P14"><text:span text:style-name="T8">–1 effective level (whenever the creature’s level is used in a die roll or calculation, reduce it by one for each negative level). </text:span></text:p>
      <text:p text:style-name="P14"><text:span text:style-name="T8">If the victim casts spells, she loses access to one spell as if she had cast her highest-level, currently available spell. (If she has more than one spell at her highest level, she chooses which she loses.) In addition, when she next prepares spells or regains spell slots, she gets one less spell slot at her highest spell level. </text:span></text:p>
      <text:p text:style-name="P14"><text:span text:style-name="T8">Negative levels remain for 24 hours or until removed with a spell, such as </text:span><text:span text:style-name="T10">restoration. </text:span><text:span text:style-name="T8">After 24 hours, the afflicted creature must attempt a Fortitude save (DC 10 + 1/2 attacker’s HD + attacker’s Cha modifier). (The DC is provided in the attacker’s description.) If the saving throw succeeds, the negative level goes away with no harm to the creature. The afflicted creature makes a separate saving throw for each negative level it has gained. If the save fails, the negative level goes away, but the creature’s level is also reduced by one.</text:span></text:p>
      <text:p text:style-name="P14"><text:span text:style-name="T8">A character with negative levels at least equal to her current level, or drained below 1st level, is instantly slain. Depending on the creature that killed her, she may rise the next night as a monster of that kind. If not, she rises as a wight. A creature gains 5 temporary hit points for each negative level it bestows (though not if the negative level is caused by a spell or similar effect).</text:span></text:p>
      <text:p text:style-name="P8"/>
      <text:p text:style-name="P14"><text:span text:style-name="T12">ETHEREALNESS</text:span></text:p>
      <text:p text:style-name="P14"><text:span text:style-name="T8">Phase spiders and certain other creatures can exist on the Ethereal Plane. While on the Ethereal Plane, a creature is called ethereal. Unlike incorporeal creatures, ethereal creatures are not present on the Material Plane.</text:span></text:p>
      <text:p text:style-name="P14"><text:span text:style-name="T8">Ethereal creatures are invisible, inaudible, insubstantial, and scentless to creatures on the Material Plane. Even most magical attacks have no effect on them. </text:span><text:span text:style-name="T10">See invisibility </text:span><text:span text:style-name="T8">and </text:span><text:span text:style-name="T10">true seeing </text:span><text:span text:style-name="T8">reveal ethereal creatures.</text:span></text:p>
      <text:p text:style-name="P14"><text:span text:style-name="T8">An ethereal creature can see and hear into the Material Plane in a 60-foot radius, though material objects still block sight and sound. (An ethereal creature can’t see through a material wall, for instance.) An ethereal creature inside an object on the Material Plane cannot see. Things on the Material Plane, however, look gray, indistinct, and ghostly. An ethereal creature can’t affect the Material Plane, not even magically. An ethereal creature, however, interacts with other ethereal creatures and objects the way material creatures interact with material creatures and objects.</text:span></text:p>
      <text:p text:style-name="P14"><text:span text:style-name="T8">Even if a creature on the Material Plane can see an ethereal creature the ethereal creature is on another plane. Only force effects can affect the ethereal creatures. If, on the other hand, both creatures are ethereal, they can affect each other normally.</text:span></text:p>
      <text:p text:style-name="P14"><text:span text:style-name="T8">A force effect originating on the Material Plane extends onto the Ethereal Plane, so that a </text:span><text:span text:style-name="T10">wall of force </text:span><text:span text:style-name="T8">blocks an ethereal creature, and a </text:span><text:span text:style-name="T10">magic missile </text:span><text:span text:style-name="T8">can strike one (provided the spellcaster can see the ethereal target). Gaze effects and abjurations also extend from the Material Plane to the Ethereal Plane. None of these effects extend from the Ethereal Plane to the Material Plane.</text:span></text:p>
      <text:p text:style-name="P14"><text:span text:style-name="T8">Ethereal creatures move in any direction (including up or down) at will. They do not need to walk on the ground, and material objects don’t block them (though they can’t see while their eyes are within solid material).</text:span></text:p>
      <text:p text:style-name="P14"><text:span text:style-name="T8">Ghosts have a power called manifestation that allows them to appear on the Material Plane as incorporeal creatures. Still, they are on the Ethereal Plane, and another ethereal creature can interact normally with a manifesting ghost. Ethereal creatures pass through and operate in water as easily as air. Ethereal creatures do not fall or take falling damage. </text:span></text:p>
      <text:p text:style-name="P9"/>
      <text:p text:style-name="P14"><text:span text:style-name="T12">EVASION AND IMPROVED EVASION</text:span></text:p>
      <text:p text:style-name="P14"><text:span text:style-name="T8">These extraordinary abilities allow the target of an area attack to leap or twist out of the way. Rogues and monks have evasion and improved evasion as class features, but certain other creatures have these abilities, too.</text:span></text:p>
      <text:p text:style-name="P14"><text:span text:style-name="T8">If subjected to an attack that allows a Reflex save for half damage, a character with evasion takes no damage on a successful save. </text:span></text:p>
      <text:p text:style-name="P14"><text:span text:style-name="T8">As with a Reflex save for any creature, a character must have room to move in order to evade. A bound character or one squeezing through an area cannot use evasion.</text:span></text:p>
      <text:p text:style-name="P14"><text:span text:style-name="T8">As with a Reflex save for any creature, evasion is a reflexive ability. The character need not know that the attack is coming to use evasion.</text:span></text:p>
      <text:p text:style-name="P14"><text:soft-page-break/><text:span text:style-name="T8">Rogues and monks cannot use evasion in medium or heavy armor. Some creatures with the evasion ability as an innate quality do not have this limitation.</text:span></text:p>
      <text:p text:style-name="P14"><text:span text:style-name="T8">Improved evasion is like evasion, except that even on a failed saving throw the character takes only half damage.</text:span></text:p>
      <text:p text:style-name="P8"/>
      <text:p text:style-name="P14"><text:span text:style-name="T12">FAST HEALING</text:span></text:p>
      <text:p text:style-name="P14"><text:span text:style-name="T8">A creature with fast healing has the extraordinary ability to regain hit points at an exceptional rate. Except for what is noted here, fast healing is like natural healing. </text:span></text:p>
      <text:p text:style-name="P14"><text:span text:style-name="T8">At the beginning of each of the creature’s turns, it heals a certain number of hit points (defined in its description).</text:span></text:p>
      <text:p text:style-name="P14"><text:span text:style-name="T8">Unlike regeneration, fast healing does not allow a creature to regrow or reattach lost body parts.</text:span></text:p>
      <text:p text:style-name="P14"><text:span text:style-name="T8">A creature that has taken both nonlethal and lethal damage heals the nonlethal damage first.</text:span></text:p>
      <text:p text:style-name="P14"><text:span text:style-name="T8">Fast healing does not restore hit points lost from starvation, thirst, or suffocation.</text:span></text:p>
      <text:p text:style-name="P14"><text:span text:style-name="T8">Fast healing does not increase the number of hit points regained when a creature polymorphs.</text:span></text:p>
      <text:p text:style-name="P8"/>
      <text:p text:style-name="P14"><text:span text:style-name="T12">FEAR</text:span></text:p>
      <text:p text:style-name="P14"><text:span text:style-name="T8">Spells, magic items, and certain monsters can affect characters with fear. In most cases, the character makes a Will saving throw to resist this effect, and a failed roll means that the character is shaken, frightened, or panicked.</text:span></text:p>
      <text:p text:style-name="P14"><text:span text:style-name="T9">Shaken: </text:span><text:span text:style-name="T8">Characters who are shaken take a –2 penalty on attack rolls, saving throws, skill checks, and ability checks.</text:span></text:p>
      <text:p text:style-name="P14"><text:span text:style-name="T9">Frightened:</text:span><text:span text:style-name="T8"> Characters who are frightened are shaken, and in addition they flee from the source of their fear as quickly as they can. They can choose the path of their flight. Other than that stipulation, once they are out of sight (or hearing) of the source of their fear, they can act as they want. However, if the duration of their fear continues, characters can be forced to flee once more if the source of their fear presents itself again. Characters unable to flee can fight (though they are still shaken).</text:span></text:p>
      <text:p text:style-name="P14"><text:span text:style-name="T9">Panicked: </text:span><text:span text:style-name="T8">Characters who are panicked are shaken, and they run away from the source of their fear as quickly as they can. Other than running away from the source, their path is random. They flee from all other dangers that confront them rather than facing those dangers. Panicked characters cower if they are prevented from fleeing.</text:span></text:p>
      <text:p text:style-name="P14"><text:span text:style-name="T9">Becoming Even More Fearful:</text:span><text:span text:style-name="T8"> Fear effects are cumulative. A shaken character who is made shaken again becomes frightened, and a shaken character who is made frightened becomes panicked instead. A frightened character who is made shaken or frightened becomes panicked instead.</text:span></text:p>
      <text:p text:style-name="P8"/>
      <text:p text:style-name="P14"><text:span text:style-name="T12">FIRE IMMUNITY</text:span></text:p>
      <text:p text:style-name="P14"><text:span text:style-name="T8">A creature with fire immunity never takes fire damage. It has vulnerability to cold, which means it takes half again as much (+50%) damage as normal from cold, regardless of whether a saving throw is allowed, or if the save is a success or failure.</text:span></text:p>
      <text:p text:style-name="P8"/>
      <text:p text:style-name="P14"><text:span text:style-name="T12">GASEOUS FORM</text:span></text:p>
      <text:p text:style-name="P14"><text:span text:style-name="T8">Some creatures have the supernatural or spell-like ability to take the form of a cloud of vapor or gas.</text:span></text:p>
      <text:p text:style-name="P14"><text:span text:style-name="T8">Creatures in gaseous form can’t run but can fly. A gaseous creature can move about and do the things that a cloud of gas can conceivably do, such as flow through the crack under a door. It can’t, however, pass through solid matter. Gaseous creatures can’t attack physically or cast spells with verbal, somatic, material, or focus components. They lose their supernatural abilities (except for the supernatural ability to assume gaseous form, of course).</text:span></text:p>
      <text:p text:style-name="P14"><text:soft-page-break/><text:span text:style-name="T8">Creatures in gaseous form have damage reduction 10/magic. Spells, spell-like abilities, and supernatural abilities affect them normally. Creatures in gaseous form lose all benefit of material armor (including natural armor), though size, Dexterity, deflection bonuses, and armor bonuses from force armor still apply.</text:span></text:p>
      <text:p text:style-name="P14"><text:span text:style-name="T8">Gaseous creatures do not need to breathe and are immune to attacks involving breathing (troglodyte stench, poison gas, and the like).</text:span></text:p>
      <text:p text:style-name="P14"><text:span text:style-name="T8">Gaseous creatures can’t enter water or other liquid. They are not ethereal or incorporeal. They are affected by winds or other forms of moving air to the extent that the wind pushes them in the direction the wind is moving. However, even the strongest wind can’t disperse or damage a creature in gaseous form.</text:span></text:p>
      <text:p text:style-name="P14"><text:span text:style-name="T8">Discerning a creature in gaseous form from natural mist requires a DC 15 Spot check. Creatures in gaseous form attempting to hide in an area with mist, smoke, or other gas gain a +20 bonus.</text:span></text:p>
      <text:p text:style-name="P8"/>
      <text:p text:style-name="P14"><text:span text:style-name="T12">GAZE ATTACKS</text:span></text:p>
      <text:p text:style-name="P14"><text:span text:style-name="T8">While the medusa’s gaze is well known, gaze attacks can also charm, curse, or even kill. Gaze attacks not produced by a spell are supernatural.</text:span></text:p>
      <text:p text:style-name="P14"><text:span text:style-name="T8">Each character within range of a gaze attack must attempt a saving throw (which can be a Fortitude or Will save) each round at the beginning of his turn.</text:span></text:p>
      <text:p text:style-name="P14"><text:span text:style-name="T8">An opponent can avert his eyes from the creature’s face, looking at the creature’s body, watching its shadow, or tracking the creature in a reflective surface. Each round, the opponent has a 50% chance of not having to make a saving throw. The creature with the gaze attack gains concealment relative to the opponent. An opponent can shut his eyes, turn his back on the creature, or wear a blindfold. In these cases, the opponent does not need to make a saving throw. The creature with the gaze attack gains total concealment relative to the opponent.</text:span></text:p>
      <text:p text:style-name="P14"><text:span text:style-name="T8">A creature with a gaze attack can actively attempt to use its gaze as an attack action. The creature simply chooses a target within range, and that opponent must attempt a saving throw. If the target has chosen to defend against the gaze as discussed above, the opponent gets a chance to avoid the saving throw (either 50% chance for averting eyes or 100% chance for shutting eyes). It is possible for an opponent to save against a creature’s gaze twice during the same round, once before its own action and once during the creature’s action.</text:span></text:p>
      <text:p text:style-name="P14"><text:span text:style-name="T8">Looking at the creature’s image (such as in a mirror or as part of an illusion) does not subject the viewer to a gaze attack.</text:span></text:p>
      <text:p text:style-name="P14"><text:span text:style-name="T8">A creature is immune to its own gaze attack.</text:span></text:p>
      <text:p text:style-name="P14"><text:span text:style-name="T8">If visibility is limited (by dim lighting, a fog, or the like) so that it results in concealment, there is a percentage chance equal to the normal miss chance for that degree of concealment that a character won’t need to make a saving throw in a given round. This chance is not cumulative with the chance for averting your eyes, but is rolled separately.</text:span></text:p>
      <text:p text:style-name="P14"><text:span text:style-name="T8">Invisible creatures cannot use gaze attacks.</text:span></text:p>
      <text:p text:style-name="P14"><text:span text:style-name="T8">Characters using darkvision in complete darkness are affected by a gaze attack normally.</text:span></text:p>
      <text:p text:style-name="P14"><text:span text:style-name="T8">Unless specified otherwise, a creature with a gaze attack can control its gaze attack and “turn it off ” when so desired.</text:span></text:p>
      <text:p text:style-name="P8"/>
      <text:p text:style-name="P14"><text:span text:style-name="T12">INCORPOREALITY</text:span></text:p>
      <text:p text:style-name="P14"><text:span text:style-name="T8">Spectres, wraiths, and a few other creatures lack physical bodies. Such creatures are insubstantial and can’t be touched by nonmagical matter or energy. Likewise, they cannot manipulate objects or exert physical force on objects. However, incorporeal beings have a tangible presence that sometimes seems like a physical attack against a corporeal creature. </text:span></text:p>
      <text:p text:style-name="P14"><text:span text:style-name="T8">Incorporeal creatures are present on the same plane as the characters, and characters have some chance to affect them. </text:span></text:p>
      <text:p text:style-name="P14"><text:span text:style-name="T8">Incorporeal creatures can be harmed only by other incorporeal creatures, by magic weapons, or by spells, spell-like effects, or supernatural effects. They are immune to all nonmagical attack forms. They are not burned by normal fires, affected by natural cold, or harmed by mundane acids.</text:span></text:p>
      <text:p text:style-name="P14"><text:span text:style-name="T8">Even when struck by magic or magic weapons, an incorporeal creature has a 50% chance to ignore any damage from a corporeal source—except for a force effect</text:span><text:span text:style-name="T10"> </text:span><text:span text:style-name="T8">or damage dealt by a ghost touch weapon.</text:span></text:p>
      <text:p text:style-name="P14"><text:span text:style-name="T8">Incorporeal creatures are immune to critical hits, extra damage from being favored enemies, and from sneak attacks. They move in any direction (including up or down) at will. They do not need to walk on the ground. They can pass through solid objects at will, although they cannot see when their eyes are within solid matter. </text:span></text:p>
      <text:p text:style-name="P14"><text:span text:style-name="T8">Incorporeal creatures hiding inside solid objects get a +2 circumstance bonus on Listen checks, because solid objects carry sound well. Pinpointing an opponent from inside a solid object uses the same rules as pinpointing invisible opponents (see Invisibility, below). </text:span></text:p>
      <text:p text:style-name="P14"><text:soft-page-break/><text:span text:style-name="T8">Incorporeal creatures are inaudible unless they decide to make noise.</text:span></text:p>
      <text:p text:style-name="P14"><text:span text:style-name="T8">The physical attacks of incorporeal creatures ignore material armor, even magic armor, unless it is made of force (such as mage armor or bracers of armor) or has the ghost touch ability. </text:span></text:p>
      <text:p text:style-name="P14"><text:span text:style-name="T8">Incorporeal creatures pass through and operate in water as easily as they do in air.</text:span></text:p>
      <text:p text:style-name="P14"><text:span text:style-name="T8">Incorporeal creatures cannot fall or take falling damage.</text:span></text:p>
      <text:p text:style-name="P14"><text:span text:style-name="T8">Corporeal creatures cannot trip or grapple incorporeal creatures. </text:span></text:p>
      <text:p text:style-name="P14"><text:span text:style-name="T8">Incorporeal creatures have no weight and do not set off traps that are triggered by weight.</text:span></text:p>
      <text:p text:style-name="P14"><text:span text:style-name="T8">Incorporeal creatures do not leave footprints, have no scent, and make no noise unless they manifest, and even then they only make noise intentionally.</text:span></text:p>
      <text:p text:style-name="P8"/>
      <text:p text:style-name="P14"><text:span text:style-name="T12">INVISIBILITY</text:span></text:p>
      <text:p text:style-name="P14"><text:span text:style-name="T8">The ability to move about unseen is not foolproof. While they can’t be seen, invisible creatures can be heard, smelled, or felt. </text:span></text:p>
      <text:p text:style-name="P14"><text:span text:style-name="T8">Invisibility makes a creature undetectable by vision, including darkvision.</text:span></text:p>
      <text:p text:style-name="P14"><text:span text:style-name="T8">Invisibility does not, by itself, make a creature immune to critical hits, but it does make the creature immune to extra damage from being a ranger’s favored enemy and from sneak attacks.</text:span></text:p>
      <text:p text:style-name="P14"><text:span text:style-name="T8">A creature can generally notice the presence of an active invisible creature within 30 feet with a DC 20 Spot check. The observer gains a hunch that “something’s there” but can’t see it or target it accurately with an attack. A creature who is holding still is very hard to notice (DC 30). An inanimate object, an unliving creature holding still, or a completely immobile creature is even harder to spot (DC 40). It’s practically impossible (+20 DC) to pinpoint an invisible creature’s location with a Spot check, and even if a character succeeds on such a check, the invisible creature still benefits from total concealment (50% miss chance).</text:span></text:p>
      <text:p text:style-name="P14"><text:span text:style-name="T8">A creature can use hearing to find an invisible creature. A character can make a Listen check for this purpose as a free action each round. A Listen check result at least equal to the invisible creature’s Move Silently check result reveals its presence. (A creature with no ranks in Move Silently makes a Move Silently check as a Dexterity check to which an armor check penalty applies.) A successful check lets a character hear an invisible creature “over there somewhere.” It’s practically impossible to pinpoint the location of an invisible creature. A Listen check that beats the DC by 20 pinpoints the invisible creature’s locatio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15"><text:span text:style-name="T3">Listen Check DCs to Detect Invisible Creatures</text:span></text:p>
          </table:table-cell>
          <table:covered-table-cell/>
        </table:table-row>
        <table:table-row table:style-name="Table3.2">
          <table:table-cell table:style-name="Table3.A2" office:value-type="string">
            <text:p text:style-name="P15"><text:span text:style-name="T3">Invisible Creature Is . . . </text:span></text:p>
          </table:table-cell>
          <table:table-cell table:style-name="Table3.A2" office:value-type="string">
            <text:p text:style-name="P15"><text:span text:style-name="T3">DC</text:span></text:p>
          </table:table-cell>
        </table:table-row>
        <table:table-row table:style-name="Table3.2">
          <table:table-cell table:style-name="Table3.A2" office:value-type="string">
            <text:p text:style-name="P14"><text:span text:style-name="T2">In combat or speaking</text:span></text:p>
          </table:table-cell>
          <table:table-cell table:style-name="Table3.A2" office:value-type="string">
            <text:p text:style-name="P14"><text:span text:style-name="T2">0</text:span></text:p>
          </table:table-cell>
        </table:table-row>
        <table:table-row table:style-name="Table3.2">
          <table:table-cell table:style-name="Table3.A2" office:value-type="string">
            <text:p text:style-name="P14"><text:span text:style-name="T2">Moving at half speed</text:span></text:p>
          </table:table-cell>
          <table:table-cell table:style-name="Table3.A2" office:value-type="string">
            <text:p text:style-name="P14"><text:span text:style-name="T2">Move Silently check result</text:span></text:p>
          </table:table-cell>
        </table:table-row>
        <table:table-row table:style-name="Table3.2">
          <table:table-cell table:style-name="Table3.A2" office:value-type="string">
            <text:p text:style-name="P14"><text:span text:style-name="T2">Moving at full speed</text:span></text:p>
          </table:table-cell>
          <table:table-cell table:style-name="Table3.A2" office:value-type="string">
            <text:p text:style-name="P14"><text:span text:style-name="T2">Move Silently check result –4</text:span></text:p>
          </table:table-cell>
        </table:table-row>
        <table:table-row table:style-name="Table3.2">
          <table:table-cell table:style-name="Table3.A2" office:value-type="string">
            <text:p text:style-name="P14"><text:span text:style-name="T2">Running or charging</text:span></text:p>
          </table:table-cell>
          <table:table-cell table:style-name="Table3.A2" office:value-type="string">
            <text:p text:style-name="P14"><text:span text:style-name="T2">Move Silently check result –20</text:span></text:p>
          </table:table-cell>
        </table:table-row>
        <table:table-row table:style-name="Table3.2">
          <table:table-cell table:style-name="Table3.A2" office:value-type="string">
            <text:p text:style-name="P14"><text:span text:style-name="T2">Some distance away</text:span></text:p>
          </table:table-cell>
          <table:table-cell table:style-name="Table3.A2" office:value-type="string">
            <text:p text:style-name="P14"><text:span text:style-name="T2">+1 per 10 feet</text:span></text:p>
          </table:table-cell>
        </table:table-row>
        <table:table-row table:style-name="Table3.2">
          <table:table-cell table:style-name="Table3.A2" office:value-type="string">
            <text:p text:style-name="P14"><text:span text:style-name="T2">Behind an obstacle (door)</text:span></text:p>
          </table:table-cell>
          <table:table-cell table:style-name="Table3.A2" office:value-type="string">
            <text:p text:style-name="P14"><text:span text:style-name="T2">+5</text:span></text:p>
          </table:table-cell>
        </table:table-row>
        <table:table-row table:style-name="Table3.2">
          <table:table-cell table:style-name="Table3.A9" office:value-type="string">
            <text:p text:style-name="P15"><text:span text:style-name="T2">Behind an obstacle (stone wall)</text:span></text:p>
          </table:table-cell>
          <table:table-cell table:style-name="Table3.A9" office:value-type="string">
            <text:p text:style-name="P15"><text:span text:style-name="T2">+15</text:span></text:p>
          </table:table-cell>
        </table:table-row>
      </table:table>
      <text:p text:style-name="P14"><text:span text:style-name="T8">A creature can grope about to find an invisible creature. A character can make a touch attack with his hands or a weapon into two adjacent 5-foot squares using a standard action. If an invisible target is in the designated area, there is a 50% miss chance on the touch attack. If successful, the groping character deals no damage but has successfully pinpointed the invisible creature’s current location. (If the invisible creature moves, its location, obviously, is once again unknown.)</text:span></text:p>
      <text:p text:style-name="P14"><text:soft-page-break/><text:span text:style-name="T8">If an invisible creature strikes a character, the character struck still knows the location of the creature that struck him (until, of course, the invisible creature moves). The only exception is if the invisible creature has a reach greater than 5 feet. In this case, the struck character knows the general location of the creature but has not pinpointed the exact location.</text:span></text:p>
      <text:p text:style-name="P14"><text:span text:style-name="T8">If a character tries to attack an invisible creature whose location he has pinpointed, he attacks normally, but the invisible creature still benefits from full concealment (and thus a 50% miss chance). A particularly large and slow creature might get a smaller miss chance.</text:span></text:p>
      <text:p text:style-name="P14"><text:span text:style-name="T8">If a character tries to attack an invisible creature whose location he has not pinpointed, have the player choose the space where the character will direct the attack. If the invisible creature is there, conduct the attack normally. If the enemy’s not there, roll the miss chance as if it were there, don’t let the player see the result, and tell him that the character has missed. That way the player doesn’t know whether the attack missed because the enemy’s not there or because you successfully rolled the miss chance.</text:span></text:p>
      <text:p text:style-name="P14"><text:span text:style-name="T8">If an invisible character picks up a visible object, the object remains visible. One could coat an invisible object with flour to at least keep track of its position (until the flour fell off or blew away). An invisible creature can pick up a small visible item and hide it on his person (tucked in a pocket or behind a cloak) and render it effectively invisible. </text:span></text:p>
      <text:p text:style-name="P14"><text:span text:style-name="T8">Invisible creatures leave tracks. They can be tracked normally. Footprints in sand, mud, or other soft surfaces can give enemies clues to an invisible creature’s location.</text:span></text:p>
      <text:p text:style-name="P14"><text:span text:style-name="T8">An invisible creature in the water displaces water, revealing its location. The invisible creature, however, is still hard to see and benefits from concealment.</text:span></text:p>
      <text:p text:style-name="P14"><text:span text:style-name="T8">A creature with the scent ability can detect an invisible creature as it would a visible one.</text:span></text:p>
      <text:p text:style-name="P14"><text:span text:style-name="T8">A creature with the Blind-Fight feat has a better chance to hit an invisible creature. Roll the miss chance twice, and he misses only if both rolls indicate a miss. (Alternatively, make one 25% miss chance roll rather than two 50% miss chance rolls.)</text:span></text:p>
      <text:p text:style-name="P14"><text:span text:style-name="T8">A creature with blindsight can attack (and otherwise interact with) creatures regardless of invisibility.</text:span></text:p>
      <text:p text:style-name="P14"><text:span text:style-name="T8">An invisible burning torch still gives off light, as does an invisible object with a light spell (or similar spell) cast upon it.</text:span></text:p>
      <text:p text:style-name="P14"><text:span text:style-name="T8">Ethereal creatures are invisible. Since ethereal creatures are not materially present, Spot checks, Listen checks, Scent, Blind-Fight, and blindsight don’t help locate them. Incorporeal creatures are often invisible. Scent, Blind-Fight, and blindsight don’t help creatures find or attack invisible, incorporeal creatures, but Spot checks and possibly Listen checks can help.</text:span></text:p>
      <text:p text:style-name="P14"><text:span text:style-name="T8">Invisible creatures cannot use gaze attacks.</text:span></text:p>
      <text:p text:style-name="P14"><text:span text:style-name="T8">Invisibility does not thwart </text:span><text:span text:style-name="T10">detect </text:span><text:span text:style-name="T8">spells.</text:span></text:p>
      <text:p text:style-name="P14"><text:span text:style-name="T8">Since some creatures can detect or even see invisible creatures, it is helpful to be able to hide even when invisible.</text:span></text:p>
      <text:p text:style-name="P8"/>
      <text:p text:style-name="P14"><text:span text:style-name="T12">LEVEL LOSS</text:span></text:p>
      <text:p text:style-name="P14"><text:span text:style-name="T8">A character who loses a level instantly loses one Hit Die. The character’s base attack bonus, base saving throw bonuses, and special class abilities are now reduced to the new, lower level. Likewise, the character loses any ability score gain, skill ranks, and any feat associated with the level (if applicable). If the exact ability score or skill ranks increased from a level now lost is unknown (or the player has forgotten), lose 1 point from the highest ability score or ranks from the highest-ranked skills. If a familiar or companion creature has abilities tied to a character who has lost a level, the creature’s abilities are adjusted to fit the character’s new level.</text:span></text:p>
      <text:p text:style-name="P14"><text:span text:style-name="T8">The victim’s experience point total is immediately set to the midpoint of the previous level.</text:span></text:p>
      <text:p text:style-name="P8"/>
      <text:p text:style-name="P14"><text:span text:style-name="T12">LOW-LIGHT VISION</text:span></text:p>
      <text:p text:style-name="P14"><text:span text:style-name="T8">Characters with low-light vision have eyes that are so sensitive to light that they can see twice as far as normal in dim light. Low-light vision is color vision. A spellcaster with low-light vision can read a scroll as long as even the tiniest candle flame is next to her as a source of light.</text:span></text:p>
      <text:p text:style-name="P14"><text:span text:style-name="T8">Characters with low-light vision can see outdoors on a moonlit night as well as they can during the day.</text:span></text:p>
      <text:p text:style-name="P8"/>
      <text:p text:style-name="P14"><text:span text:style-name="T12">PARALYSIS</text:span></text:p>
      <text:p text:style-name="P14"><text:soft-page-break/><text:span text:style-name="T8">Some monsters and spells have the supernatural or spell-like ability to paralyze their victims, immobilizing them through magical means. (Paralysis from toxins is discussed in the Poison section below.)</text:span></text:p>
      <text:p text:style-name="P14"><text:span text:style-name="T8">A paralyzed character cannot move, speak, or take any physical action. He is rooted to the spot, frozen and helpless. Not even friends can move his limbs. He may take purely mental actions, such as casting a spell with no components.</text:span></text:p>
      <text:p text:style-name="P14"><text:span text:style-name="T8">A winged creature flying in the air at the time that it becomes paralyzed cannot flap its wings and falls. A swimmer can’t swim and may drown.</text:span></text:p>
      <text:p text:style-name="P8"/>
      <text:p text:style-name="P14"><text:span text:style-name="T12">POISON</text:span></text:p>
      <text:p text:style-name="P14"><text:span text:style-name="T8">When a character takes damage from an attack with a poisoned weapon, touches an item smeared with contact poison, consumes poisoned food or drink, or is otherwise poisoned, he must make a Fortitude saving throw. If he fails, he takes the poison’s initial damage (usually ability damage). Even if he succeeds, he typically faces more damage 1 minute later, which he can also avoid with a successful Fortitude saving throw.</text:span></text:p>
      <text:p text:style-name="P14"><text:span text:style-name="T8">One dose of poison smeared on a weapon or some other object affects just a single target. A poisoned weapon or object retains its venom until the weapon scores a hit or the object is touched (unless the poison is wiped off before a target comes in contact with it). Any poison smeared on an object or exposed to the elements in any way remains potent until it is touched or used.</text:span></text:p>
      <text:p text:style-name="P14"><text:span text:style-name="T8">Although supernatural and spell-like poisons are possible, poisonous effects are almost always extraordinary.</text:span></text:p>
      <text:p text:style-name="P14"><text:span text:style-name="T8">Poisons can be divided into four basic types according to the method by which their effect is delivered, as follows.</text:span></text:p>
      <text:p text:style-name="P14"><text:span text:style-name="T9">Contact:</text:span><text:span text:style-name="T8"> Merely touching this type of poison necessitates a saving throw. It can be actively delivered via a weapon or a touch attack. Even if a creature has sufficient damage reduction to avoid taking any damage from the attack, the poison can still affect it. A chest or other object can be smeared with contact poison as part of a trap.</text:span></text:p>
      <text:p text:style-name="P14"><text:span text:style-name="T9">Ingested:</text:span><text:span text:style-name="T8"> Ingested poisons are virtually impossible to utilize in a combat situation. A poisoner could administer a potion to an unconscious creature or attempt to dupe someone into drinking or eating something poisoned. Assassins and other characters tend to use ingested poisons outside of combat.</text:span></text:p>
      <text:p text:style-name="P14"><text:span text:style-name="T9">Inhaled:</text:span><text:span text:style-name="T8"> Inhaled poisons are usually contained in fragile vials or eggshells. They can be thrown as a ranged attack with a range increment of 10 feet. When it strikes a hard surface (or is struck hard), the container releases its poison. One dose spreads to fill the volume of a 10-foot cube. Each creature within the area must make a saving throw. (Holding one’s breath is ineffective against inhaled poisons; they affect the nasal membranes, tear ducts, and other parts of the body.)</text:span></text:p>
      <text:p text:style-name="P14"><text:span text:style-name="T9">Injury:</text:span><text:span text:style-name="T8"> This poison must be delivered through a wound. If a creature has sufficient damage reduction to avoid taking any damage from the attack, the poison does not affect it. Traps that cause damage from weapons, needles, and the like sometimes contain injury poisons.</text:span></text:p>
      <text:p text:style-name="P14"><text:span text:style-name="T8">The characteristics of poisons are summarized on Table: Poisons. Terms on the table are defined below.</text:span></text:p>
      <text:p text:style-name="P14"><text:span text:style-name="T10">Type: </text:span><text:span text:style-name="T8">The poison’s method of delivery (contact, ingested, inhaled, or via an injury) and the Fortitude save DC to avoid the poison’s damage.</text:span></text:p>
      <text:p text:style-name="P14"><text:span text:style-name="T10">Initial Damage: </text:span><text:span text:style-name="T8">The damage the character takes immediately upon failing his saving throw against this poison. Ability damage is temporary unless marked with an asterisk (*), in which case the loss is a permanent drain. Paralysis lasts for 2d6 minutes.</text:span></text:p>
      <text:p text:style-name="P14"><text:span text:style-name="T10">Secondary Damage: </text:span><text:span text:style-name="T8">The amount of damage the character takes 1 minute after exposure as a result of the poisoning, if he fails a second saving throw. Unconsciousness lasts for 1d3 hours. Ability damage marked with an asterisk is permanent drain instead of temporary damage.</text:span></text:p>
      <text:p text:style-name="P14"><text:span text:style-name="T10">Price: </text:span><text:span text:style-name="T8">The cost of one dose (one vial) of the poison. It is not possible to use or apply poison in any quantity smaller than one dose. The purchase and possession of poison is always illegal, and even in big cities it can be obtained only from specialized, less than reputable sources.</text:span></text:p>
      <text:h text:style-name="P5" text:outline-level="3"><text:span text:style-name="T6">Perils of Using Poison</text:span></text:h>
      <text:p text:style-name="P14"><text:span text:style-name="T8">A character has a 5% chance of exposing himself to a poison whenever he applies it to a weapon or otherwise readies it for use. Additionally, a character who rolls a natural 1 on an attack roll with a poisoned weapon must make a DC 15 Reflex save or accidentally poison himself with the weapon.</text:span></text:p>
      <text:h text:style-name="P5" text:outline-level="3"><text:span text:style-name="T6">Poison Immunities</text:span></text:h>
      <text:p text:style-name="P14"><text:span text:style-name="T8">Creatures with natural poison attacks are immune to their own poison. Nonliving creatures (constructs and undead) and creatures without metabolisms (such as elementals) are always immune to poison. Oozes, plants, and certain kinds of outsiders are also immune to poison, although conceivably special poisons could be concocted specifically to harm them.</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h text:style-name="P1" text:outline-level="2"><text:span text:style-name="T2">Table: Poisons</text:span></text:h>
          </table:table-cell>
          <table:covered-table-cell/>
          <table:covered-table-cell/>
          <table:covered-table-cell/>
          <table:covered-table-cell/>
        </table:table-row>
        <table:table-row table:style-name="Table4.2">
          <table:table-cell table:style-name="Table4.A2" office:value-type="string">
            <text:p text:style-name="P15"><text:span text:style-name="T3">Poison</text:span></text:p>
          </table:table-cell>
          <table:table-cell table:style-name="Table4.A2" office:value-type="string">
            <text:p text:style-name="P15"><text:span text:style-name="T3">Type</text:span></text:p>
          </table:table-cell>
          <table:table-cell table:style-name="Table4.A2" office:value-type="string">
            <text:p text:style-name="P15"><text:span text:style-name="T3">Initial Damage</text:span></text:p>
          </table:table-cell>
          <table:table-cell table:style-name="Table4.A2" office:value-type="string">
            <text:p text:style-name="P15"><text:span text:style-name="T3">Secondary Damage</text:span></text:p>
          </table:table-cell>
          <table:table-cell table:style-name="Table4.A2" office:value-type="string">
            <text:p text:style-name="P15"><text:span text:style-name="T3">Price</text:span></text:p>
          </table:table-cell>
        </table:table-row>
        <table:table-row table:style-name="Table4.2">
          <table:table-cell table:style-name="Table4.A2" office:value-type="string">
            <text:p text:style-name="P14"><text:span text:style-name="T2">Nitharit</text:span></text:p>
          </table:table-cell>
          <table:table-cell table:style-name="Table4.A2" office:value-type="string">
            <text:p text:style-name="P14"><text:span text:style-name="T2">Contact DC 13</text:span></text:p>
          </table:table-cell>
          <table:table-cell table:style-name="Table4.A2" office:value-type="string">
            <text:p text:style-name="P14"><text:span text:style-name="T2">0</text:span></text:p>
          </table:table-cell>
          <table:table-cell table:style-name="Table4.A2" office:value-type="string">
            <text:p text:style-name="P14"><text:span text:style-name="T2">3d6 Con</text:span></text:p>
          </table:table-cell>
          <table:table-cell table:style-name="Table4.A2" office:value-type="string">
            <text:p text:style-name="P14"><text:span text:style-name="T2">650 gp</text:span></text:p>
          </table:table-cell>
        </table:table-row>
        <table:table-row table:style-name="Table4.2">
          <table:table-cell table:style-name="Table4.A2" office:value-type="string">
            <text:p text:style-name="P14"><text:span text:style-name="T2">Sassone leaf residue</text:span></text:p>
          </table:table-cell>
          <table:table-cell table:style-name="Table4.A2" office:value-type="string">
            <text:p text:style-name="P14"><text:span text:style-name="T2">Contact DC 16</text:span></text:p>
          </table:table-cell>
          <table:table-cell table:style-name="Table4.A2" office:value-type="string">
            <text:p text:style-name="P14"><text:span text:style-name="T2">2d12 hp</text:span></text:p>
          </table:table-cell>
          <table:table-cell table:style-name="Table4.A2" office:value-type="string">
            <text:p text:style-name="P14"><text:span text:style-name="T2">1d6 Con</text:span></text:p>
          </table:table-cell>
          <table:table-cell table:style-name="Table4.A2" office:value-type="string">
            <text:p text:style-name="P14"><text:span text:style-name="T2">300 gp</text:span></text:p>
          </table:table-cell>
        </table:table-row>
        <text:soft-page-break/>
        <table:table-row table:style-name="Table4.2">
          <table:table-cell table:style-name="Table4.A2" office:value-type="string">
            <text:p text:style-name="P14"><text:span text:style-name="T2">Malyss root paste</text:span></text:p>
          </table:table-cell>
          <table:table-cell table:style-name="Table4.A2" office:value-type="string">
            <text:p text:style-name="P14"><text:span text:style-name="T2">Contact DC 16</text:span></text:p>
          </table:table-cell>
          <table:table-cell table:style-name="Table4.A2" office:value-type="string">
            <text:p text:style-name="P14"><text:span text:style-name="T2">1 Dex</text:span></text:p>
          </table:table-cell>
          <table:table-cell table:style-name="Table4.A2" office:value-type="string">
            <text:p text:style-name="P14"><text:span text:style-name="T2">2d4 Dex</text:span></text:p>
          </table:table-cell>
          <table:table-cell table:style-name="Table4.A2" office:value-type="string">
            <text:p text:style-name="P14"><text:span text:style-name="T2">500 gp</text:span></text:p>
          </table:table-cell>
        </table:table-row>
        <table:table-row table:style-name="Table4.2">
          <table:table-cell table:style-name="Table4.A2" office:value-type="string">
            <text:p text:style-name="P14"><text:span text:style-name="T2">Terinav root</text:span></text:p>
          </table:table-cell>
          <table:table-cell table:style-name="Table4.A2" office:value-type="string">
            <text:p text:style-name="P14"><text:span text:style-name="T2">Contact DC 16</text:span></text:p>
          </table:table-cell>
          <table:table-cell table:style-name="Table4.A2" office:value-type="string">
            <text:p text:style-name="P14"><text:span text:style-name="T2">1d6 Dex</text:span></text:p>
          </table:table-cell>
          <table:table-cell table:style-name="Table4.A2" office:value-type="string">
            <text:p text:style-name="P14"><text:span text:style-name="T2">2d6 Dex</text:span></text:p>
          </table:table-cell>
          <table:table-cell table:style-name="Table4.A2" office:value-type="string">
            <text:p text:style-name="P14"><text:span text:style-name="T2">750 gp</text:span></text:p>
          </table:table-cell>
        </table:table-row>
        <table:table-row table:style-name="Table4.2">
          <table:table-cell table:style-name="Table4.A2" office:value-type="string">
            <text:p text:style-name="P14"><text:span text:style-name="T2">Black lotus extract</text:span></text:p>
          </table:table-cell>
          <table:table-cell table:style-name="Table4.A2" office:value-type="string">
            <text:p text:style-name="P14"><text:span text:style-name="T2">Contact DC 20</text:span></text:p>
          </table:table-cell>
          <table:table-cell table:style-name="Table4.A2" office:value-type="string">
            <text:p text:style-name="P14"><text:span text:style-name="T2">3d6 Con</text:span></text:p>
          </table:table-cell>
          <table:table-cell table:style-name="Table4.A2" office:value-type="string">
            <text:p text:style-name="P14"><text:span text:style-name="T2">3d6 Con</text:span></text:p>
          </table:table-cell>
          <table:table-cell table:style-name="Table4.A2" office:value-type="string">
            <text:p text:style-name="P14"><text:span text:style-name="T2">4,500 gp</text:span></text:p>
          </table:table-cell>
        </table:table-row>
        <table:table-row table:style-name="Table4.2">
          <table:table-cell table:style-name="Table4.A2" office:value-type="string">
            <text:p text:style-name="P14"><text:span text:style-name="T2">Dragon bile</text:span></text:p>
          </table:table-cell>
          <table:table-cell table:style-name="Table4.A2" office:value-type="string">
            <text:p text:style-name="P14"><text:span text:style-name="T2">Contact DC 26</text:span></text:p>
          </table:table-cell>
          <table:table-cell table:style-name="Table4.A2" office:value-type="string">
            <text:p text:style-name="P14"><text:span text:style-name="T2">3d6 Str</text:span></text:p>
          </table:table-cell>
          <table:table-cell table:style-name="Table4.A2" office:value-type="string">
            <text:p text:style-name="P14"><text:span text:style-name="T2">0</text:span></text:p>
          </table:table-cell>
          <table:table-cell table:style-name="Table4.A2" office:value-type="string">
            <text:p text:style-name="P14"><text:span text:style-name="T2">1,500 gp</text:span></text:p>
          </table:table-cell>
        </table:table-row>
        <text:soft-page-break/>
        <table:table-row table:style-name="Table4.2">
          <table:table-cell table:style-name="Table4.A2" office:value-type="string">
            <text:p text:style-name="P14"><text:span text:style-name="T2">Striped toadstool</text:span></text:p>
          </table:table-cell>
          <table:table-cell table:style-name="Table4.A2" office:value-type="string">
            <text:p text:style-name="P14"><text:span text:style-name="T2">Ingested DC 11</text:span></text:p>
          </table:table-cell>
          <table:table-cell table:style-name="Table4.A2" office:value-type="string">
            <text:p text:style-name="P14"><text:span text:style-name="T2">1 Wis</text:span></text:p>
          </table:table-cell>
          <table:table-cell table:style-name="Table4.A2" office:value-type="string">
            <text:p text:style-name="P14"><text:span text:style-name="T2">2d6 Wis + 1d4 Int</text:span></text:p>
          </table:table-cell>
          <table:table-cell table:style-name="Table4.A2" office:value-type="string">
            <text:p text:style-name="P14"><text:span text:style-name="T2">180 gp</text:span></text:p>
          </table:table-cell>
        </table:table-row>
        <table:table-row table:style-name="Table4.2">
          <table:table-cell table:style-name="Table4.A2" office:value-type="string">
            <text:p text:style-name="P14"><text:span text:style-name="T2">Arsenic</text:span></text:p>
          </table:table-cell>
          <table:table-cell table:style-name="Table4.A2" office:value-type="string">
            <text:p text:style-name="P14"><text:span text:style-name="T2">Ingested DC 13</text:span></text:p>
          </table:table-cell>
          <table:table-cell table:style-name="Table4.A2" office:value-type="string">
            <text:p text:style-name="P14"><text:span text:style-name="T2">1 Con</text:span></text:p>
          </table:table-cell>
          <table:table-cell table:style-name="Table4.A2" office:value-type="string">
            <text:p text:style-name="P14"><text:span text:style-name="T2">1d8 Con</text:span></text:p>
          </table:table-cell>
          <table:table-cell table:style-name="Table4.A2" office:value-type="string">
            <text:p text:style-name="P14"><text:span text:style-name="T2">120 gp</text:span></text:p>
          </table:table-cell>
        </table:table-row>
        <table:table-row table:style-name="Table4.2">
          <table:table-cell table:style-name="Table4.A2" office:value-type="string">
            <text:p text:style-name="P14"><text:span text:style-name="T2">Id moss</text:span></text:p>
          </table:table-cell>
          <table:table-cell table:style-name="Table4.A2" office:value-type="string">
            <text:p text:style-name="P14"><text:span text:style-name="T2">Ingested DC 14</text:span></text:p>
          </table:table-cell>
          <table:table-cell table:style-name="Table4.A2" office:value-type="string">
            <text:p text:style-name="P14"><text:span text:style-name="T2">1d4 Int</text:span></text:p>
          </table:table-cell>
          <table:table-cell table:style-name="Table4.A2" office:value-type="string">
            <text:p text:style-name="P14"><text:span text:style-name="T2">2d6 Int</text:span></text:p>
          </table:table-cell>
          <table:table-cell table:style-name="Table4.A2" office:value-type="string">
            <text:p text:style-name="P14"><text:span text:style-name="T2">125 gp</text:span></text:p>
          </table:table-cell>
        </table:table-row>
        <table:table-row table:style-name="Table4.2">
          <table:table-cell table:style-name="Table4.A2" office:value-type="string">
            <text:p text:style-name="P14"><text:span text:style-name="T2">Oil of taggit</text:span></text:p>
          </table:table-cell>
          <table:table-cell table:style-name="Table4.A2" office:value-type="string">
            <text:p text:style-name="P14"><text:span text:style-name="T2">Ingested DC 15</text:span></text:p>
          </table:table-cell>
          <table:table-cell table:style-name="Table4.A2" office:value-type="string">
            <text:p text:style-name="P14"><text:span text:style-name="T2">0</text:span></text:p>
          </table:table-cell>
          <table:table-cell table:style-name="Table4.A2" office:value-type="string">
            <text:p text:style-name="P14"><text:span text:style-name="T2">Unconsciousness</text:span></text:p>
          </table:table-cell>
          <table:table-cell table:style-name="Table4.A2" office:value-type="string">
            <text:p text:style-name="P14"><text:span text:style-name="T2">90 gp</text:span></text:p>
          </table:table-cell>
        </table:table-row>
        <text:soft-page-break/>
        <table:table-row table:style-name="Table4.2">
          <table:table-cell table:style-name="Table4.A2" office:value-type="string">
            <text:p text:style-name="P14"><text:span text:style-name="T2">Lich dust</text:span></text:p>
          </table:table-cell>
          <table:table-cell table:style-name="Table4.A2" office:value-type="string">
            <text:p text:style-name="P14"><text:span text:style-name="T2">Ingested DC 17</text:span></text:p>
          </table:table-cell>
          <table:table-cell table:style-name="Table4.A2" office:value-type="string">
            <text:p text:style-name="P14"><text:span text:style-name="T2">2d6 Str</text:span></text:p>
          </table:table-cell>
          <table:table-cell table:style-name="Table4.A2" office:value-type="string">
            <text:p text:style-name="P14"><text:span text:style-name="T2">1d6 Str</text:span></text:p>
          </table:table-cell>
          <table:table-cell table:style-name="Table4.A2" office:value-type="string">
            <text:p text:style-name="P14"><text:span text:style-name="T2">250 gp</text:span></text:p>
          </table:table-cell>
        </table:table-row>
        <table:table-row table:style-name="Table4.2">
          <table:table-cell table:style-name="Table4.A2" office:value-type="string">
            <text:p text:style-name="P14"><text:span text:style-name="T2">Dark reaver powder</text:span></text:p>
          </table:table-cell>
          <table:table-cell table:style-name="Table4.A2" office:value-type="string">
            <text:p text:style-name="P14"><text:span text:style-name="T2">Ingested DC 18</text:span></text:p>
          </table:table-cell>
          <table:table-cell table:style-name="Table4.A2" office:value-type="string">
            <text:p text:style-name="P14"><text:span text:style-name="T2">2d6 Con</text:span></text:p>
          </table:table-cell>
          <table:table-cell table:style-name="Table4.A2" office:value-type="string">
            <text:p text:style-name="P14"><text:span text:style-name="T2">1d6 Con + 1d6 Str</text:span></text:p>
          </table:table-cell>
          <table:table-cell table:style-name="Table4.A2" office:value-type="string">
            <text:p text:style-name="P14"><text:span text:style-name="T2">300 gp</text:span></text:p>
          </table:table-cell>
        </table:table-row>
        <table:table-row table:style-name="Table4.2">
          <table:table-cell table:style-name="Table4.A2" office:value-type="string">
            <text:p text:style-name="P14"><text:span text:style-name="T2">Ungol dust</text:span></text:p>
          </table:table-cell>
          <table:table-cell table:style-name="Table4.A2" office:value-type="string">
            <text:p text:style-name="P14"><text:span text:style-name="T2">Inhaled DC 15</text:span></text:p>
          </table:table-cell>
          <table:table-cell table:style-name="Table4.A2" office:value-type="string">
            <text:p text:style-name="P14"><text:span text:style-name="T2">1 Cha</text:span></text:p>
          </table:table-cell>
          <table:table-cell table:style-name="Table4.A2" office:value-type="string">
            <text:p text:style-name="P14"><text:span text:style-name="T2">1d6 Cha + 1 Cha*</text:span></text:p>
          </table:table-cell>
          <table:table-cell table:style-name="Table4.A2" office:value-type="string">
            <text:p text:style-name="P14"><text:span text:style-name="T2">1,000 gp</text:span></text:p>
          </table:table-cell>
        </table:table-row>
        <table:table-row table:style-name="Table4.2">
          <table:table-cell table:style-name="Table4.A2" office:value-type="string">
            <text:p text:style-name="P14"><text:span text:style-name="T2">Insanity mist</text:span></text:p>
          </table:table-cell>
          <table:table-cell table:style-name="Table4.A2" office:value-type="string">
            <text:p text:style-name="P14"><text:span text:style-name="T2">Inhaled DC 15</text:span></text:p>
          </table:table-cell>
          <table:table-cell table:style-name="Table4.A2" office:value-type="string">
            <text:p text:style-name="P14"><text:span text:style-name="T2">1d4 Wis</text:span></text:p>
          </table:table-cell>
          <table:table-cell table:style-name="Table4.A2" office:value-type="string">
            <text:p text:style-name="P14"><text:span text:style-name="T2">2d6 Wis</text:span></text:p>
          </table:table-cell>
          <table:table-cell table:style-name="Table4.A2" office:value-type="string">
            <text:p text:style-name="P14"><text:span text:style-name="T2">1,500 gp</text:span></text:p>
          </table:table-cell>
        </table:table-row>
        <text:soft-page-break/>
        <table:table-row table:style-name="Table4.2">
          <table:table-cell table:style-name="Table4.A2" office:value-type="string">
            <text:p text:style-name="P14"><text:span text:style-name="T2">Burnt othur fumes</text:span></text:p>
          </table:table-cell>
          <table:table-cell table:style-name="Table4.A2" office:value-type="string">
            <text:p text:style-name="P14"><text:span text:style-name="T2">Inhaled DC 18</text:span></text:p>
          </table:table-cell>
          <table:table-cell table:style-name="Table4.A2" office:value-type="string">
            <text:p text:style-name="P14"><text:span text:style-name="T2">1 Con*</text:span></text:p>
          </table:table-cell>
          <table:table-cell table:style-name="Table4.A2" office:value-type="string">
            <text:p text:style-name="P14"><text:span text:style-name="T2">3d6 Con</text:span></text:p>
          </table:table-cell>
          <table:table-cell table:style-name="Table4.A2" office:value-type="string">
            <text:p text:style-name="P14"><text:span text:style-name="T2">2,100 gp</text:span></text:p>
          </table:table-cell>
        </table:table-row>
        <table:table-row table:style-name="Table4.2">
          <table:table-cell table:style-name="Table4.A2" office:value-type="string">
            <text:p text:style-name="P14"><text:span text:style-name="T2">Black adder venom</text:span></text:p>
          </table:table-cell>
          <table:table-cell table:style-name="Table4.A2" office:value-type="string">
            <text:p text:style-name="P14"><text:span text:style-name="T2">Injury DC 11</text:span></text:p>
          </table:table-cell>
          <table:table-cell table:style-name="Table4.A2" office:value-type="string">
            <text:p text:style-name="P14"><text:span text:style-name="T2">1d6 Con</text:span></text:p>
          </table:table-cell>
          <table:table-cell table:style-name="Table4.A2" office:value-type="string">
            <text:p text:style-name="P14"><text:span text:style-name="T2">1d6 Con</text:span></text:p>
          </table:table-cell>
          <table:table-cell table:style-name="Table4.A2" office:value-type="string">
            <text:p text:style-name="P14"><text:span text:style-name="T2">120 gp</text:span></text:p>
          </table:table-cell>
        </table:table-row>
        <table:table-row table:style-name="Table4.2">
          <table:table-cell table:style-name="Table4.A2" office:value-type="string">
            <text:p text:style-name="P14"><text:span text:style-name="T2">Small centipede poison</text:span></text:p>
          </table:table-cell>
          <table:table-cell table:style-name="Table4.A2" office:value-type="string">
            <text:p text:style-name="P14"><text:span text:style-name="T2">Injury DC 11</text:span></text:p>
          </table:table-cell>
          <table:table-cell table:style-name="Table4.A2" office:value-type="string">
            <text:p text:style-name="P14"><text:span text:style-name="T2">1d2 Dex</text:span></text:p>
          </table:table-cell>
          <table:table-cell table:style-name="Table4.A2" office:value-type="string">
            <text:p text:style-name="P14"><text:span text:style-name="T2">1d2 Dex</text:span></text:p>
          </table:table-cell>
          <table:table-cell table:style-name="Table4.A2" office:value-type="string">
            <text:p text:style-name="P14"><text:span text:style-name="T2">90 gp</text:span></text:p>
          </table:table-cell>
        </table:table-row>
        <table:table-row table:style-name="Table4.2">
          <table:table-cell table:style-name="Table4.A2" office:value-type="string">
            <text:p text:style-name="P14"><text:span text:style-name="T2">Bloodroot</text:span></text:p>
          </table:table-cell>
          <table:table-cell table:style-name="Table4.A2" office:value-type="string">
            <text:p text:style-name="P14"><text:span text:style-name="T2">Injury DC 12</text:span></text:p>
          </table:table-cell>
          <table:table-cell table:style-name="Table4.A2" office:value-type="string">
            <text:p text:style-name="P14"><text:span text:style-name="T2">0</text:span></text:p>
          </table:table-cell>
          <table:table-cell table:style-name="Table4.A2" office:value-type="string">
            <text:p text:style-name="P14"><text:span text:style-name="T2">1d4 Con + 1d3 Wis</text:span></text:p>
          </table:table-cell>
          <table:table-cell table:style-name="Table4.A2" office:value-type="string">
            <text:p text:style-name="P14"><text:span text:style-name="T2">100 gp</text:span></text:p>
          </table:table-cell>
        </table:table-row>
        <text:soft-page-break/>
        <table:table-row table:style-name="Table4.2">
          <table:table-cell table:style-name="Table4.A2" office:value-type="string">
            <text:p text:style-name="P14"><text:span text:style-name="T2">Drow poison</text:span></text:p>
          </table:table-cell>
          <table:table-cell table:style-name="Table4.A2" office:value-type="string">
            <text:p text:style-name="P14"><text:span text:style-name="T2">Injury DC 13</text:span></text:p>
          </table:table-cell>
          <table:table-cell table:style-name="Table4.A2" office:value-type="string">
            <text:p text:style-name="P14"><text:span text:style-name="T2">Unconsciousness</text:span></text:p>
          </table:table-cell>
          <table:table-cell table:style-name="Table4.A2" office:value-type="string">
            <text:p text:style-name="P14"><text:span text:style-name="T2">Unconsciousness for 2d4 hours</text:span></text:p>
          </table:table-cell>
          <table:table-cell table:style-name="Table4.A2" office:value-type="string">
            <text:p text:style-name="P14"><text:span text:style-name="T2">75gp</text:span></text:p>
          </table:table-cell>
        </table:table-row>
        <table:table-row table:style-name="Table4.2">
          <table:table-cell table:style-name="Table4.A2" office:value-type="string">
            <text:p text:style-name="P14"><text:span text:style-name="T2">Greenblood oil</text:span></text:p>
          </table:table-cell>
          <table:table-cell table:style-name="Table4.A2" office:value-type="string">
            <text:p text:style-name="P14"><text:span text:style-name="T2">Injury DC 13</text:span></text:p>
          </table:table-cell>
          <table:table-cell table:style-name="Table4.A2" office:value-type="string">
            <text:p text:style-name="P14"><text:span text:style-name="T2">1 Con</text:span></text:p>
          </table:table-cell>
          <table:table-cell table:style-name="Table4.A2" office:value-type="string">
            <text:p text:style-name="P14"><text:span text:style-name="T2">1d2 Con</text:span></text:p>
          </table:table-cell>
          <table:table-cell table:style-name="Table4.A2" office:value-type="string">
            <text:p text:style-name="P14"><text:span text:style-name="T2">100 gp</text:span></text:p>
          </table:table-cell>
        </table:table-row>
        <table:table-row table:style-name="Table4.2">
          <table:table-cell table:style-name="Table4.A2" office:value-type="string">
            <text:p text:style-name="P14"><text:span text:style-name="T2">Blue whinnis</text:span></text:p>
          </table:table-cell>
          <table:table-cell table:style-name="Table4.A2" office:value-type="string">
            <text:p text:style-name="P14"><text:span text:style-name="T2">Injury DC 14</text:span></text:p>
          </table:table-cell>
          <table:table-cell table:style-name="Table4.A2" office:value-type="string">
            <text:p text:style-name="P14"><text:span text:style-name="T2">1 Con</text:span></text:p>
          </table:table-cell>
          <table:table-cell table:style-name="Table4.A2" office:value-type="string">
            <text:p text:style-name="P14"><text:span text:style-name="T2">Unconsciousness</text:span></text:p>
          </table:table-cell>
          <table:table-cell table:style-name="Table4.A2" office:value-type="string">
            <text:p text:style-name="P14"><text:span text:style-name="T2">120 gp</text:span></text:p>
          </table:table-cell>
        </table:table-row>
        <table:table-row table:style-name="Table4.2">
          <table:table-cell table:style-name="Table4.A2" office:value-type="string">
            <text:p text:style-name="P14"><text:span text:style-name="T2">Medium spider venom</text:span></text:p>
          </table:table-cell>
          <table:table-cell table:style-name="Table4.A2" office:value-type="string">
            <text:p text:style-name="P14"><text:span text:style-name="T2">Injury DC 14</text:span></text:p>
          </table:table-cell>
          <table:table-cell table:style-name="Table4.A2" office:value-type="string">
            <text:p text:style-name="P14"><text:span text:style-name="T2">1d4 Str</text:span></text:p>
          </table:table-cell>
          <table:table-cell table:style-name="Table4.A2" office:value-type="string">
            <text:p text:style-name="P14"><text:span text:style-name="T2">1d4 Str</text:span></text:p>
          </table:table-cell>
          <table:table-cell table:style-name="Table4.A2" office:value-type="string">
            <text:p text:style-name="P14"><text:span text:style-name="T2">150 gp</text:span></text:p>
          </table:table-cell>
        </table:table-row>
        <text:soft-page-break/>
        <table:table-row table:style-name="Table4.2">
          <table:table-cell table:style-name="Table4.A2" office:value-type="string">
            <text:p text:style-name="P14"><text:span text:style-name="T2">Shadow essence</text:span></text:p>
          </table:table-cell>
          <table:table-cell table:style-name="Table4.A2" office:value-type="string">
            <text:p text:style-name="P14"><text:span text:style-name="T2">Injury DC 17</text:span></text:p>
          </table:table-cell>
          <table:table-cell table:style-name="Table4.A2" office:value-type="string">
            <text:p text:style-name="P14"><text:span text:style-name="T2">1 Str*</text:span></text:p>
          </table:table-cell>
          <table:table-cell table:style-name="Table4.A2" office:value-type="string">
            <text:p text:style-name="P14"><text:span text:style-name="T2">2d6 Str</text:span></text:p>
          </table:table-cell>
          <table:table-cell table:style-name="Table4.A2" office:value-type="string">
            <text:p text:style-name="P14"><text:span text:style-name="T2">250 gp</text:span></text:p>
          </table:table-cell>
        </table:table-row>
        <table:table-row table:style-name="Table4.2">
          <table:table-cell table:style-name="Table4.A2" office:value-type="string">
            <text:p text:style-name="P14"><text:span text:style-name="T2">Wyvern poison</text:span></text:p>
          </table:table-cell>
          <table:table-cell table:style-name="Table4.A2" office:value-type="string">
            <text:p text:style-name="P14"><text:span text:style-name="T2">Injury DC 17</text:span></text:p>
          </table:table-cell>
          <table:table-cell table:style-name="Table4.A2" office:value-type="string">
            <text:p text:style-name="P14"><text:span text:style-name="T2">2d6 Con</text:span></text:p>
          </table:table-cell>
          <table:table-cell table:style-name="Table4.A2" office:value-type="string">
            <text:p text:style-name="P14"><text:span text:style-name="T2">2d6 Con</text:span></text:p>
          </table:table-cell>
          <table:table-cell table:style-name="Table4.A2" office:value-type="string">
            <text:p text:style-name="P14"><text:span text:style-name="T2">3,000 gp</text:span></text:p>
          </table:table-cell>
        </table:table-row>
        <table:table-row table:style-name="Table4.2">
          <table:table-cell table:style-name="Table4.A2" office:value-type="string">
            <text:p text:style-name="P14"><text:span text:style-name="T2">Large scorpion venom</text:span></text:p>
          </table:table-cell>
          <table:table-cell table:style-name="Table4.A2" office:value-type="string">
            <text:p text:style-name="P14"><text:span text:style-name="T2">Injury DC 18</text:span></text:p>
          </table:table-cell>
          <table:table-cell table:style-name="Table4.A2" office:value-type="string">
            <text:p text:style-name="P14"><text:span text:style-name="T2">1d6 Str</text:span></text:p>
          </table:table-cell>
          <table:table-cell table:style-name="Table4.A2" office:value-type="string">
            <text:p text:style-name="P14"><text:span text:style-name="T2">1d6 Str</text:span></text:p>
          </table:table-cell>
          <table:table-cell table:style-name="Table4.A2" office:value-type="string">
            <text:p text:style-name="P14"><text:span text:style-name="T2">200 gp</text:span></text:p>
          </table:table-cell>
        </table:table-row>
        <table:table-row table:style-name="Table4.2">
          <table:table-cell table:style-name="Table4.A2" office:value-type="string">
            <text:p text:style-name="P14"><text:span text:style-name="T2">Giant wasp poison</text:span></text:p>
          </table:table-cell>
          <table:table-cell table:style-name="Table4.A2" office:value-type="string">
            <text:p text:style-name="P14"><text:span text:style-name="T2">Injury DC 18</text:span></text:p>
          </table:table-cell>
          <table:table-cell table:style-name="Table4.A2" office:value-type="string">
            <text:p text:style-name="P14"><text:span text:style-name="T2">1d6 Dex</text:span></text:p>
          </table:table-cell>
          <table:table-cell table:style-name="Table4.A2" office:value-type="string">
            <text:p text:style-name="P14"><text:span text:style-name="T2">1d6 Dex</text:span></text:p>
          </table:table-cell>
          <table:table-cell table:style-name="Table4.A2" office:value-type="string">
            <text:p text:style-name="P14"><text:span text:style-name="T2">210 gp</text:span></text:p>
          </table:table-cell>
        </table:table-row>
        <text:soft-page-break/>
        <table:table-row table:style-name="Table4.2">
          <table:table-cell table:style-name="Table4.A2" office:value-type="string">
            <text:p text:style-name="P14"><text:span text:style-name="T2">Deathblade</text:span></text:p>
          </table:table-cell>
          <table:table-cell table:style-name="Table4.A2" office:value-type="string">
            <text:p text:style-name="P14"><text:span text:style-name="T2">Injury DC 20</text:span></text:p>
          </table:table-cell>
          <table:table-cell table:style-name="Table4.A2" office:value-type="string">
            <text:p text:style-name="P14"><text:span text:style-name="T2">1d6 Con</text:span></text:p>
          </table:table-cell>
          <table:table-cell table:style-name="Table4.A2" office:value-type="string">
            <text:p text:style-name="P14"><text:span text:style-name="T2">2d6 Con</text:span></text:p>
          </table:table-cell>
          <table:table-cell table:style-name="Table4.A2" office:value-type="string">
            <text:p text:style-name="P14"><text:span text:style-name="T2">1,800 gp</text:span></text:p>
          </table:table-cell>
        </table:table-row>
        <table:table-row table:style-name="Table4.2">
          <table:table-cell table:style-name="Table4.A2" office:value-type="string">
            <text:p text:style-name="P14"><text:span text:style-name="T2">Purple worm poison</text:span></text:p>
          </table:table-cell>
          <table:table-cell table:style-name="Table4.A2" office:value-type="string">
            <text:p text:style-name="P14"><text:span text:style-name="T2">Injury DC 24</text:span></text:p>
          </table:table-cell>
          <table:table-cell table:style-name="Table4.A2" office:value-type="string">
            <text:p text:style-name="P14"><text:span text:style-name="T2">1d6 Str</text:span></text:p>
          </table:table-cell>
          <table:table-cell table:style-name="Table4.A2" office:value-type="string">
            <text:p text:style-name="P14"><text:span text:style-name="T2">2d6 Str</text:span></text:p>
          </table:table-cell>
          <table:table-cell table:style-name="Table4.A2" office:value-type="string">
            <text:p text:style-name="P14"><text:span text:style-name="T2">700 gp</text:span></text:p>
          </table:table-cell>
        </table:table-row>
        <table:table-row table:style-name="Table4.1">
          <table:table-cell table:style-name="Table4.A31" table:number-columns-spanned="5" office:value-type="string">
            <text:p text:style-name="P15"><text:span text:style-name="T2">*Permanent drain, not temporary damage.</text:span></text:p>
          </table:table-cell>
          <table:covered-table-cell/>
          <table:covered-table-cell/>
          <table:covered-table-cell/>
          <table:covered-table-cell/>
        </table:table-row>
      </table:table>
      <text:p text:style-name="P8"/>
      <text:p text:style-name="P14"><text:span text:style-name="T12">POLYMORPH</text:span></text:p>
      <text:p text:style-name="P14"><text:span text:style-name="T8">Magic can cause creatures and characters to change their shapes—sometimes against their will, but usually to gain an advantage. Polymorphed creatures retain their own minds but have new physical forms.</text:span></text:p>
      <text:p text:style-name="P14"><text:span text:style-name="T8">The </text:span><text:span text:style-name="T10">polymorph </text:span><text:span text:style-name="T8">spell defines the general polymorph effect.</text:span></text:p>
      <text:p text:style-name="P14"><text:span text:style-name="T8">Since creatures do not change types, a slaying or bane weapon designed to kill or harm creatures of a specific type affects those creatures even if they are polymorphed. Likewise, a creature polymorphed into the form of a creature of a different type is not subject to slaying and bane effects directed at that type of creature. </text:span></text:p>
      <text:p text:style-name="P14"><text:span text:style-name="T8">A ranger’s favored enemy bonus is based on knowing what the foe is, so if a creature that is a ranger’s favored enemy polymorphs into another form, the ranger is denied his bonus.</text:span></text:p>
      <text:p text:style-name="P14"><text:span text:style-name="T8">A dwarf ’s bonus for fighting giants is based on shape and size, so he does not gain a bonus against a giant polymorphed into something else, but does gain the bonus against any creature polymorphed into a giant.</text:span></text:p>
      <text:p text:style-name="P8"/>
      <text:p text:style-name="P14"><text:span text:style-name="T12">PSIONICS</text:span></text:p>
      <text:p text:style-name="P14"><text:span text:style-name="T8">Telepathy, mental combat and psychic powers—psionics is a catchall word that describes special mental abilities possessed by various creatures. These are spell-like abilities that a creature generates from the power of its mind alone—no other outside magical force or ritual is needed. Each psionic creature’s description contains details on its psionic abilities.</text:span></text:p>
      <text:p text:style-name="P14"><text:span text:style-name="T8">Psionic attacks almost always allow Will saving throws to resist them. However, not all psionic attacks are mental attacks. Some psionic abilities allow the psionic creature to reshape its own body, heal its wounds, or teleport great distances. Some psionic creatures can see into the future, the past, and the present (in far-off locales) as well as read the minds of others. </text:span></text:p>
      <text:p text:style-name="P12"/>
      <text:p text:style-name="P14"><text:span text:style-name="T12">RAYS</text:span></text:p>
      <text:p text:style-name="P14"><text:span text:style-name="T8">All ray attacks require the attacker to make a successful ranged touch attack against the target. Rays have varying ranges, which are simple maximums. A ray’s attack roll never takes a range penalty. Even if a ray hits, it usually allows the target to make a saving throw (Fortitude or Will). Rays never allow a Reflex saving throw, but if a character’s Dexterity bonus to AC is high, it might be hard to hit her with the ray in the first place.</text:span></text:p>
      <text:p text:style-name="P8"/>
      <text:p text:style-name="P14"><text:span text:style-name="T12">REGENERATION</text:span></text:p>
      <text:p text:style-name="P14"><text:span text:style-name="T8">Creatures with this extraordinary ability recover from wounds quickly and can even regrow or reattach severed body parts. Damage dealt to the creature is treated as nonlethal damage, and the creature automatically cures itself of nonlethal damage at a fixed rate.</text:span></text:p>
      <text:p text:style-name="P14"><text:span text:style-name="T8">Certain attack forms, typically fire and acid, deal damage to the creature normally; that sort of damage doesn’t convert to nonlethal damage and so doesn’t go away. The creature’s description includes the details.</text:span></text:p>
      <text:p text:style-name="P14"><text:span text:style-name="T8">Creatures with regeneration can regrow lost portions of their bodies and can reattach severed limbs or body parts. Severed parts die if they are not reattached.</text:span></text:p>
      <text:p text:style-name="P14"><text:span text:style-name="T8">Regeneration does not restore hit points lost from starvation, thirst, or suffocation.</text:span></text:p>
      <text:p text:style-name="P14"><text:span text:style-name="T8">Attack forms that don’t deal hit point damage ignore regeneration.</text:span></text:p>
      <text:p text:style-name="P14"><text:span text:style-name="T8">An attack that can cause instant death only threatens the creature with death if it is delivered by weapons that deal it lethal damage.</text:span></text:p>
      <text:p text:style-name="P8"/>
      <text:p text:style-name="P14"><text:soft-page-break/><text:span text:style-name="T12">RESISTANCE TO ENERGY</text:span></text:p>
      <text:p text:style-name="P14"><text:span text:style-name="T8">A creature with resistance to energy has the ability (usually extraordinary) to ignore some damage of a certain type each round, but it does not have total immunity. </text:span></text:p>
      <text:p text:style-name="P14"><text:span text:style-name="T8">Each resistance ability is defined by what energy type it resists and how many points of damage are resisted. It doesn’t matter whether the damage has a mundane or magical source.</text:span></text:p>
      <text:p text:style-name="P14"><text:span text:style-name="T8">When resistance completely negates the damage from an energy attack, the attack does not disrupt a spell. This resistance does not stack with the resistance that a spell</text:span><text:span text:style-name="T10"> </text:span><text:span text:style-name="T8">might provide.</text:span></text:p>
      <text:p text:style-name="P8"/>
      <text:p text:style-name="P14"><text:span text:style-name="T12">SCENT</text:span></text:p>
      <text:p text:style-name="P14"><text:span text:style-name="T8">This extraordinary ability lets a creature detect approaching enemies, sniff out hidden foes, and track by sense of smell.</text:span></text:p>
      <text:p text:style-name="P14"><text:span text:style-name="T8">A creature with the scent ability can detect opponents by sense of smell, generally within 30 feet. If the opponent is upwind, the range is 60 feet. If it is downwind, the range is 15 feet. Strong scents, such as smoke or rotting garbage, can be detected at twice the ranges noted above. Overpowering scents, such as skunk musk or troglodyte stench, can be detected at three times these ranges.</text:span></text:p>
      <text:p text:style-name="P14"><text:span text:style-name="T8">The creature detects another creature’s presence but not its specific location. Noting the direction of the scent is a move action. If it moves within 5 feet of the scent’s source, the creature can pinpoint that source.</text:span></text:p>
      <text:p text:style-name="P14"><text:span text:style-name="T8">A creature with the Track feat and the scent ability can follow tracks by smell, making a Wisdom check to find or follow a track. The typical DC for a fresh trail is 10. The DC increases or decreases depending on how strong the quarry’s odor is, the number of creatures, and the age of the trail. For each hour that the trail is cold, the DC increases by 2. The ability otherwise follows the rules for the Track feat. Creatures tracking by scent ignore the effects of surface conditions and poor visibility.</text:span></text:p>
      <text:p text:style-name="P14"><text:span text:style-name="T8">Creatures with the scent ability can identify familiar odors just as humans do familiar sights.</text:span></text:p>
      <text:p text:style-name="P14"><text:span text:style-name="T8">Water, particularly running water, ruins a trail for air-breathing creatures. Water-breathing creatures that have the scent ability, however, can use it in the water easily.</text:span></text:p>
      <text:p text:style-name="P14"><text:span text:style-name="T8">False, powerful odors can easily mask other scents. The presence of such an odor completely spoils the ability to properly detect or identify creatures, and the base Survival DC to track becomes 20 rather than 10.</text:span></text:p>
      <text:p text:style-name="P8"/>
      <text:p text:style-name="P14"><text:span text:style-name="T12">SPELL RESISTANCE</text:span></text:p>
      <text:p text:style-name="P14"><text:span text:style-name="T8">Spell resistance is the extraordinary ability to avoid being affected by spells. (Some spells also grant spell resistance.)</text:span></text:p>
      <text:p text:style-name="P14"><text:span text:style-name="T8">To affect a creature that has spell resistance, a spellcaster must make a caster level check (1d20 + caster level) at least equal to the creature’s spell resistance. (The defender’s spell resistance is like an Armor Class against magical attacks.) If the caster fails the check, the spell doesn’t affect the creature. The possessor does not have to do anything special to use spell resistance. The creature need not even be aware of the threat for its spell resistance to operate.</text:span></text:p>
      <text:p text:style-name="P14"><text:span text:style-name="T8">Only spells and spell-like abilities are subject to spell resistance. Extraordinary and supernatural abilities (including enhancement bonuses on magic weapons) are not. A creature can have some abilities that are subject to spell resistance and some that are not. Even some spells ignore spell resistance; see When Spell Resistance Applies, below. </text:span></text:p>
      <text:p text:style-name="P14"><text:span text:style-name="T8">A creature can voluntarily lower its spell resistance. Doing so is a standard action that does not provoke an attack of opportunity. Once a creature lowers its resistance, it remains down until the creature’s next turn. At the beginning of the creature’s next turn, the creature’s spell resistance automatically returns unless the creature intentionally keeps it down (also a standard action that does not provoke an attack of opportunity).</text:span></text:p>
      <text:p text:style-name="P14"><text:span text:style-name="T8">A creature’s spell resistance never interferes with its own spells, items, or abilities.</text:span></text:p>
      <text:p text:style-name="P14"><text:span text:style-name="T8">A creature with spell resistance cannot impart this power to others by touching them or standing in their midst. Only the rarest of creatures and a few magic items have the ability to bestow spell resistance upon another.</text:span></text:p>
      <text:p text:style-name="P14"><text:span text:style-name="T8">Spell resistance does not stack. It overlaps. </text:span></text:p>
      <text:h text:style-name="P5" text:outline-level="3"><text:span text:style-name="T6">When Spell Resistance Applies</text:span></text:h>
      <text:p text:style-name="P4"><text:span text:style-name="T1">Each spell includes an entry that indicates whether spell resistance applies to the spell. In general, whether spell resistance applies depends on what the spell does:</text:span></text:p>
      <text:p text:style-name="P14"><text:soft-page-break/><text:span text:style-name="T9">Targeted Spells:</text:span><text:span text:style-name="T8"> Spell resistance applies if the spell is targeted at the creature. Some individually targeted spells can be directed at several creatures simultaneously. In such cases, a creature’s spell resistance applies only to the portion of the spell actually targeted at that creature. If several different resistant creatures are subjected to such a spell, each checks its spell resistance separately.</text:span></text:p>
      <text:p text:style-name="P14"><text:span text:style-name="T9">Area Spells:</text:span><text:span text:style-name="T8"> Spell resistance applies if the resistant creature is within the spell’s area. It protects the resistant creature without affecting the spell itself.</text:span></text:p>
      <text:p text:style-name="P14"><text:span text:style-name="T9">Effect Spells:</text:span><text:span text:style-name="T8"> Most effect spells summon or create something and are not subject to spell resistance. Sometimes, however, spell resistance applies to effect spells, usually to those that act upon a creature more or less directly, such as </text:span><text:span text:style-name="T10">web.</text:span></text:p>
      <text:p text:style-name="P14"><text:span text:style-name="T8">Spell resistance can protect a creature from a spell that’s already been cast. Check spell resistance when the creature is first affected by the spell.</text:span></text:p>
      <text:p text:style-name="P14"><text:span text:style-name="T8">Check spell resistance only once for any particular casting of a spell or use of a spell-like ability. If spell resistance fails the first time, it fails each time the creature encounters that same casting of the spell. Likewise, if the spell resistance succeeds the first time, it always succeeds. If the creature has voluntarily lowered its spell resistance and is then subjected to a spell, the creature still has a single chance to resist that spell later, when its spell resistance is up.</text:span></text:p>
      <text:p text:style-name="P14"><text:span text:style-name="T8">Spell resistance has no effect unless the energy created or released by the spell actually goes to work on the resistant creature’s mind or body. If the spell acts on anything else and the creature is affected as a consequence, no roll is required. Creatures can be harmed by a spell without being directly affected. </text:span></text:p>
      <text:p text:style-name="P14"><text:span text:style-name="T8">Spell resistance does not apply if an effect fools the creature’s senses or reveals something about the creature.</text:span></text:p>
      <text:p text:style-name="P14"><text:span text:style-name="T8">Magic actually has to be working for spell resistance to apply. Spells that have instantaneous durations but lasting results aren’t subject to spell resistance unless the resistant creature is exposed to the spell the instant it is cast. </text:span></text:p>
      <text:p text:style-name="P14"><text:span text:style-name="T8">When in doubt about whether a spell’s effect is direct or indirect, consider the spell’s school:</text:span></text:p>
      <text:p text:style-name="P14"><text:span text:style-name="T9">Abjuration:</text:span><text:span text:style-name="T8"> The target creature must be harmed, changed, or restricted in some manner for spell resistance to apply. Perception changes aren’t subject to spell resistance.</text:span></text:p>
      <text:p text:style-name="P14"><text:span text:style-name="T8">Abjurations that block or negate attacks are not subject to an attacker’s spell resistance—it is the protected creature that is affected by the spell (becoming immune or resistant to the attack).</text:span></text:p>
      <text:p text:style-name="P14"><text:span text:style-name="T9">Conjuration:</text:span><text:span text:style-name="T8"> These spells are usually not subject to spell resistance unless the spell conjures some form of energy</text:span><text:span text:style-name="T10">. </text:span><text:span text:style-name="T8">Spells that summon creatures or produce effects that function like creatures are not subject to spell resistance.</text:span></text:p>
      <text:p text:style-name="P14"><text:span text:style-name="T9">Divination:</text:span><text:span text:style-name="T8"> These spells do not affect creatures directly and are not subject to spell resistance, even though what they reveal about a creature might be very damaging.</text:span></text:p>
      <text:p text:style-name="P14"><text:span text:style-name="T9">Enchantment:</text:span><text:span text:style-name="T8"> Since enchantment spells affect creatures’ minds, they are typically subject to spell resistance.</text:span></text:p>
      <text:p text:style-name="P14"><text:span text:style-name="T9">Evocation:</text:span><text:span text:style-name="T8"> If an evocation spell deals damage to the creature, it has a direct effect. If the spell damages something else, it has an indirect effect.</text:span></text:p>
      <text:p text:style-name="P14"><text:span text:style-name="T9">Illusion: </text:span><text:span text:style-name="T8">These spells are almost never subject to spell resistance. Illusions that entail a direct attack are exceptions.</text:span></text:p>
      <text:p text:style-name="P14"><text:span text:style-name="T9">Necromancy:</text:span><text:span text:style-name="T8"> Most of these spells alter the target creature’s life force and are subject to spell resistance. Unusual necromancy spells that don’t affect other creatures directly are not subject to spell resistance.</text:span></text:p>
      <text:p text:style-name="P14"><text:span text:style-name="T9">Transmutation:</text:span><text:span text:style-name="T8"> These spells are subject to spell resistance if they transform the target creature. Transmutation spells are not subject to spell resistance if they are targeted on a point in space instead of on a creature. Some transmutations make objects harmful (or more harmful), such as </text:span><text:span text:style-name="T10">magic stone</text:span><text:span text:style-name="T8">. Even these spells are not generally subject to spell resistance because they affect the objects, not the creatures against which the objects are used. Spell resistance works against </text:span><text:span text:style-name="T10">magic stone </text:span><text:span text:style-name="T8">only if the creature with spell resistance is holding the stones when the cleric casts </text:span><text:span text:style-name="T10">magic stone </text:span><text:span text:style-name="T8">on them. </text:span></text:p>
      <text:h text:style-name="P5" text:outline-level="3"><text:span text:style-name="T6">Successful Spell Resistance</text:span></text:h>
      <text:p text:style-name="P14"><text:span text:style-name="T8">Spell resistance prevents a spell or a spell-like ability from affecting or harming the resistant creature, but it never removes a magical effect from another creature or negates a spell’s effect on another creature. Spell resistance prevents a spell from disrupting another spell.</text:span></text:p>
      <text:p text:style-name="P14"><text:span text:style-name="T8">Against an ongoing spell that has already been cast, a failed check against spell resistance allows the resistant creature to ignore any effect the spell might have. The magic continues to affect others normally.</text:span></text:p>
      <text:p text:style-name="P8"/>
      <text:p text:style-name="P14"><text:span text:style-name="T12">TREMORSENSE</text:span></text:p>
      <text:p text:style-name="P14"><text:span text:style-name="T8">A creature with tremorsense automatically senses the location of anything that is in contact with the ground and within range.</text:span></text:p>
      <text:p text:style-name="P14"><text:soft-page-break/><text:span text:style-name="T8">If no straight path exists through the ground from the creature to those that it’s sensing, then the range defines the maximum distance of the shortest indirect path. It must itself be in contact with the ground, and the creatures must be moving. </text:span></text:p>
      <text:p text:style-name="P14"><text:span text:style-name="T8">As long as the other creatures are taking physical actions, including casting spells with somatic components, they’re considered moving; they don’t have to move from place to place for a creature with tremorsense to detect them.</text:span></text:p>
      <text:p text:style-name="P8"/>
      <text:p text:style-name="P14"><text:span text:style-name="T12">TURN RESISTANCE</text:span></text:p>
      <text:p text:style-name="P14"><text:span text:style-name="T8">Some creatures (usually undead) are less easily affected by the turning ability of clerics or paladins.</text:span></text:p>
      <text:p text:style-name="P14"><text:span text:style-name="T8">Turn resistance is an extraordinary ability.</text:span></text:p>
      <text:p text:style-name="P14"><text:span text:style-name="T8">When resolving a turn, rebuke, command, or bolster attempt, added the appropriate bonus to the creature’s Hit Dice total. </text:span></text:p>
      <text:p text:style-name="P13"/>
      <text:p text:style-name="P14"><text:span text:style-name="T7">CONDITIONS</text:span></text:p>
      <text:p text:style-name="P14"><text:span text:style-name="T8">If more than one condition affects a character, apply them all. If certain effects can’t combine, apply the most severe effect.</text:span></text:p>
      <text:p text:style-name="P10"/>
      <text:p text:style-name="P14"><text:span text:style-name="T9">Ability Damaged:</text:span><text:span text:style-name="T8"> The character has temporarily lost 1 or more ability score points. Lost points return at a rate of 1 per day unless noted otherwise by the condition dealing the damage. A character with Strength 0 falls to the ground and is helpless. A character with Dexterity 0 is paralyzed. A character with Constitution 0 is dead. A character with Intelligence, Wisdom, or Charisma 0 is unconscious. Ability damage is different from penalties to ability scores, which go away when the conditions causing them go away.</text:span></text:p>
      <text:p text:style-name="P9"/>
      <text:p text:style-name="P14"><text:span text:style-name="T9">Ability Drained:</text:span><text:span text:style-name="T8"> The character has permanently lost 1 or more ability score points. The character can regain these points only through magical means. A character with Strength 0 falls to the ground and is helpless. A character with Dexterity 0 is paralyzed. A character with Constitution 0 is dead. A character with Intelligence, Wisdom, or Charisma 0 is unconscious. </text:span></text:p>
      <text:p text:style-name="P9"/>
      <text:p text:style-name="P14"><text:span text:style-name="T9">Blinded:</text:span><text:span text:style-name="T8"> The character cannot see. He takes a –2 penalty to Armor Class, loses his Dexterity bonus to AC (if any), moves at half speed, and takes a –4 penalty on Search checks and on most Strength- and Dexterity-based skill checks. All checks and activities that rely on vision (such as reading and Spot checks) automatically fail. All opponents are considered to have total concealment (50% miss chance) to the blinded character. Characters who remain blinded for a long time grow accustomed to these drawbacks and can overcome some of them.</text:span></text:p>
      <text:p text:style-name="P9"/>
      <text:p text:style-name="P14"><text:span text:style-name="T9">Blown Away:</text:span><text:span text:style-name="T8"> Depending on its size, a creature can be blown away by winds of high velocity. A creature on the ground that is blown away is knocked down and rolls 1d4 x 10 feet, taking 1d4 points of nonlethal damage per 10 feet. A flying creature that is blown away is blown back 2d6 x 10 feet and takes 2d6 points of nonlethal damage due to battering and buffering. </text:span></text:p>
      <text:p text:style-name="P10"/>
      <text:p text:style-name="P14"><text:span text:style-name="T9">Checked:</text:span><text:span text:style-name="T8"> Prevented from achieving forward motion by an applied force, such as wind. Checked creatures on the ground merely stop. Checked flying creatures move back a distance specified in the description of the effect.</text:span></text:p>
      <text:p text:style-name="P11"/>
      <text:p text:style-name="P14"><text:span text:style-name="T11">Confused:</text:span><text:span text:style-name="T10"> </text:span><text:span text:style-name="T8">A </text:span><text:span text:style-name="T10">confused </text:span><text:span text:style-name="T8">character’s actions are determined by rolling d% at the beginning of his turn: 01–10, attack caster with melee or ranged weapons (or close with caster if attacking is not possible); 11–20, act normally; 21–50, do nothing but babble incoherently; 51–70, flee away from caster at top possible speed; 71–100, attack nearest creature (for this purpose, a familiar counts as part of the subject’s self ). A </text:span><text:span text:style-name="T10">confused </text:span><text:span text:style-name="T8">character who can’t carry out the indicated action does nothing but babble incoherently. Attackers are not at any special advantage when attacking a </text:span><text:span text:style-name="T10">confused </text:span><text:span text:style-name="T8">character. Any </text:span><text:span text:style-name="T10">confused </text:span><text:span text:style-name="T8">character who is attacked automatically attacks its attackers on its next turn, as long as it is still </text:span><text:span text:style-name="T10">confused </text:span><text:span text:style-name="T8">when its turn comes. A </text:span><text:span text:style-name="T10">confused </text:span><text:span text:style-name="T8">character does not make attacks of opportunity against any creature that it is not already devoted to attacking (either because of its most recent action or because it has just been attacked).</text:span></text:p>
      <text:p text:style-name="P10"/>
      <text:p text:style-name="P14"><text:span text:style-name="T9">Cowering: </text:span><text:span text:style-name="T8">The character is frozen in fear and can take no actions. A cowering character takes a –2 penalty to Armor Class and loses her Dexterity bonus (if any).</text:span></text:p>
      <text:p text:style-name="P9"><text:soft-page-break/></text:p>
      <text:p text:style-name="P14"><text:span text:style-name="T9">Dazed:</text:span><text:span text:style-name="T8"> The creature is unable to act normally. A dazed creature can take no actions, but has no penalty to AC.</text:span></text:p>
      <text:p text:style-name="P14"><text:span text:style-name="T8">A dazed condition typically lasts 1 round.</text:span></text:p>
      <text:p text:style-name="P9"/>
      <text:p text:style-name="P14"><text:span text:style-name="T9">Dazzled:</text:span><text:span text:style-name="T8"> The creature is unable to see well because of overstimulation of the eyes. A dazzled creature takes a –1 penalty on attack rolls, Search checks, and Spot checks.</text:span></text:p>
      <text:p text:style-name="P9"/>
      <text:p text:style-name="P14"><text:span text:style-name="T9">Dead: </text:span><text:span text:style-name="T8">The character’s hit points are reduced to –10, his Constitution drops to 0, or he is killed outright by a spell or effect. The character’s soul leaves his body. Dead characters cannot benefit from normal or magical healing, but they can be restored to life via magic. A dead body decays normally unless magically preserved, but magic that restores a dead character to life also restores the body either to full health or to its condition at the time of death (depending on the spell or device). Either way, resurrected characters need not worry about rigor mortis, decomposition, and other conditions that affect dead bodies.</text:span></text:p>
      <text:p text:style-name="P9"/>
      <text:p text:style-name="P14"><text:span text:style-name="T9">Deafened:</text:span><text:span text:style-name="T8"> A deafened character cannot hear. She takes a –4 penalty on initiative checks, automatically fails Listen checks, and has a 20% chance of spell failure when casting spells with verbal components. Characters who remain deafened for a long time grow accustomed to these drawbacks and can overcome some of them.</text:span></text:p>
      <text:p text:style-name="P9"/>
      <text:p text:style-name="P14"><text:span text:style-name="T9">Disabled:</text:span><text:span text:style-name="T8"> A character with 0 hit points, or one who has negative hit points but has become stable and conscious, is disabled. A disabled character may take a single move action or standard action each round (but not both, nor can she take full-round actions). She moves at half speed. Taking move actions doesn’t risk further injury, but performing any standard action (or any other action the DM deems strenuous, including some free actions such as casting a quickened spell) deals 1 point of damage after the completion of the act. Unless the action increased the disabled character’s hit points, she is now in negative hit points and dying.</text:span></text:p>
      <text:p text:style-name="P14"><text:span text:style-name="T8">A disabled character with negative hit points recovers hit points naturally if she is being helped. Otherwise, each day she has a 10% chance to start recovering hit points naturally (starting with that day); otherwise, she loses 1 hit point. Once an unaided character starts recovering hit points naturally, she is no longer in danger of losing hit points (even if her current hit points are negative).</text:span></text:p>
      <text:p text:style-name="P9"/>
      <text:p text:style-name="P14"><text:span text:style-name="T9">Dying:</text:span><text:span text:style-name="T8"> A dying character is unconscious and near death. She has –1 to –9 current hit points. A dying character can take no actions and is unconscious. At the end of each round (starting with the round in which the character dropped below 0 hit points), the character rolls d% to see whether she becomes stable. She has a 10% chance to become stable. If she does not, she loses 1 hit point. If a dying character reaches –10 hit points, she is dead.</text:span></text:p>
      <text:p text:style-name="P9"/>
      <text:p text:style-name="P14"><text:span text:style-name="T9">Energy Drained:</text:span><text:span text:style-name="T8"> The character gains one or more negative levels, which might permanently drain the character’s levels. If the subject has at least as many negative levels as Hit Dice, he dies. Each negative level gives a creature the following penalties: –1 penalty on attack rolls, saving throws, skill checks, ability checks; loss of 5 hit points; and –1 to effective level (for determining the power, duration, DC, and other details of spells or special abilities). In addition, a spellcaster loses one spell or spell slot from the highest spell level castable.</text:span></text:p>
      <text:p text:style-name="P9"/>
      <text:p text:style-name="P14"><text:span text:style-name="T9">Entangled:</text:span><text:span text:style-name="T8"> The character is ensnared. Being entangled impedes movement, but does not entirely prevent it unless the bonds are anchored to an immobile object or tethered by an opposing force. An entangled creature moves at half speed, cannot run or charge, and takes a –2 penalty on all attack rolls and a –4 penalty to Dexterity. An entangled character who attempts to cast a spell must make a Concentration check (DC 15 + the spell’s level) or lose the spell. </text:span></text:p>
      <text:p text:style-name="P9"/>
      <text:p text:style-name="P14"><text:span text:style-name="T9">Exhausted:</text:span><text:span text:style-name="T8"> An exhausted character moves at half speed and takes a –6 penalty to Strength and Dexterity. After 1 hour of complete rest, an exhausted character becomes fatigued. A fatigued character becomes exhausted by doing something else that would normally cause fatigue.</text:span></text:p>
      <text:p text:style-name="P9"/>
      <text:p text:style-name="P14"><text:span text:style-name="T9">Fascinated: </text:span><text:span text:style-name="T8">A fascinated creature is entranced by a supernatural or spell effect. The creature stands or sits quietly, taking no actions other than to pay attention to the fascinating effect, for as long as the effect lasts. It takes a –4 penalty on skill checks made as reactions, such as Listen and Spot checks. Any potential threat, such as a hostile creature approaching, allows the fascinated creature a new saving throw against the fascinating effect. Any obvious threat, such as someone drawing a weapon, casting a spell, or aiming a ranged weapon at the fascinated creature, automatically breaks the effect. A fascinated creature’s ally may shake it free of the spell as a standard action. </text:span></text:p>
      <text:p text:style-name="P10"/>
      <text:p text:style-name="P14"><text:span text:style-name="T9">Fatigued:</text:span><text:span text:style-name="T8"> A fatigued character can neither run nor charge and takes a –2 penalty to Strength and Dexterity. Doing anything that would normally cause fatigue causes the fatigued character to become exhausted. After 8 hours of complete rest, fatigued characters are no longer fatigued. </text:span></text:p>
      <text:p text:style-name="P9"><text:soft-page-break/></text:p>
      <text:p text:style-name="P14"><text:span text:style-name="T9">Flat-Footed:</text:span><text:span text:style-name="T8"> A character who has not yet acted during a combat is flat-footed, not yet reacting normally to the situation. A flat-footed character loses his Dexterity bonus to AC (if any) and cannot make attacks of opportunity. </text:span></text:p>
      <text:p text:style-name="P9"/>
      <text:p text:style-name="P14"><text:span text:style-name="T9">Frightened:</text:span><text:span text:style-name="T8"> A frightened creature flees from the source of its fear as best it can. If unable to flee, it may fight. A frightened creature takes a –2 penalty on all attack rolls, saving throws, skill checks, and ability checks. A frightened creature can use special abilities, including spells, to flee; indeed, the creature must use such means if they are the only way to escape. </text:span></text:p>
      <text:p text:style-name="P14"><text:span text:style-name="T8">Frightened is like shaken, except that the creature must flee if possible. Panicked is a more extreme state of fear.</text:span></text:p>
      <text:p text:style-name="P9"/>
      <text:p text:style-name="P14"><text:span text:style-name="T9">Grappling:</text:span><text:span text:style-name="T8"> Engaged in wrestling or some other form of hand-to-hand struggle with one or more attackers. A grappling character can undertake only a limited number of actions. He does not threaten any squares, and loses his Dexterity bonus to AC (if any) against opponents he isn’t grappling.</text:span></text:p>
      <text:p text:style-name="P9"/>
      <text:p text:style-name="P14"><text:span text:style-name="T9">Helpless:</text:span><text:span text:style-name="T8"> A helpless character is paralyzed, </text:span><text:span text:style-name="T10">held</text:span><text:span text:style-name="T8">, bound, sleeping, unconscious, or otherwise completely at an opponent’s mercy. A helpless target is treated as having a Dexterity of 0 (–5 modifier). Melee attacks against a helpless target get a +4 bonus (equivalent to attacking a prone target). Ranged attacks gets no special bonus against helpless targets. Rogues can sneak attack helpless targets. </text:span></text:p>
      <text:p text:style-name="P14"><text:span text:style-name="T8">As a full-round action, an enemy can use a melee weapon to deliver a coup de grace to a helpless foe. An enemy can also use a bow or crossbow, provided he is adjacent to the target. The attacker automatically hits and scores a critical hit. (A rogue also gets her sneak attack damage bonus against a helpless foe when delivering a coup de grace.) If the defender survives, he must make a Fortitude save (DC 10 + damage dealt) or die. </text:span></text:p>
      <text:p text:style-name="P14"><text:span text:style-name="T8">Delivering a coup de grace provokes attacks of opportunity. </text:span></text:p>
      <text:p text:style-name="P14"><text:span text:style-name="T8">Creatures that are immune to critical hits do not take critical damage, nor do they need to make Fortitude saves to avoid being killed by a coup de grace.</text:span></text:p>
      <text:p text:style-name="P9"/>
      <text:p text:style-name="P14"><text:span text:style-name="T9">Incorporeal: </text:span><text:span text:style-name="T8">Having no physical body. Incorporeal creatures are immune to all nonmagical attack forms. They can be harmed only by other incorporeal creatures, +1 or better magic weapons, spells, spell-like effects, or supernatural effects. </text:span></text:p>
      <text:p text:style-name="P9"/>
      <text:p text:style-name="P14"><text:span text:style-name="T9">Invisible:</text:span><text:span text:style-name="T8"> Visually undetectable. An invisible creature gains a +2 bonus on attack rolls against sighted opponents, and ignores its opponents’ Dexterity bonuses to AC (if any). (See Invisibility, under Special Abilities.)</text:span></text:p>
      <text:p text:style-name="P9"/>
      <text:p text:style-name="P14"><text:span text:style-name="T9">Knocked Down:</text:span><text:span text:style-name="T8"> Depending on their size, creatures can be knocked down by winds of high velocity. Creatures on the ground are knocked prone by the force of the wind. Flying creatures are instead blown back 1d6 x 10 feet.</text:span></text:p>
      <text:p text:style-name="P9"/>
      <text:p text:style-name="P14"><text:span text:style-name="T9">Nauseated:</text:span><text:span text:style-name="T8"> Experiencing stomach distress. Nauseated creatures are unable to attack, cast spells, concentrate on spells, or do anything else requiring attention. The only action such a character can take is a single move action per turn.</text:span></text:p>
      <text:p text:style-name="P9"/>
      <text:p text:style-name="P14"><text:span text:style-name="T9">Panicked: </text:span><text:span text:style-name="T8">A panicked creature must drop anything it holds and flee at top speed from the source of its fear, as well as any other dangers it encounters, along a random path. It can’t take any other actions. In addition, the creature takes a –2 penalty on all saving throws, skill checks, and ability checks. If cornered, a panicked creature cowers and does not attack, typically using the total defense action in combat. A panicked creature can use special abilities, including spells, to flee; indeed, the creature must use such means if they are the only way to escape.</text:span></text:p>
      <text:p text:style-name="P14"><text:span text:style-name="T8">Panicked is a more extreme state of fear than shaken or frightened.</text:span></text:p>
      <text:p text:style-name="P10"/>
      <text:p text:style-name="P14"><text:soft-page-break/><text:span text:style-name="T9">Paralyzed:</text:span><text:span text:style-name="T8"> A paralyzed character is frozen in place and unable to move or act. A paralyzed character has effective Dexterity and Strength scores of 0 and is helpless, but can take purely mental actions. A winged creature flying in the air at the time that it becomes paralyzed cannot flap its wings and falls. A paralyzed swimmer can’t swim and may drown. A creature can move through a space occupied by a paralyzed creature—ally or not. Each square occupied by a paralyzed creature, however, counts as 2 squares.</text:span></text:p>
      <text:p text:style-name="P9"/>
      <text:p text:style-name="P14"><text:span text:style-name="T9">Petrified:</text:span><text:span text:style-name="T8"> A petrified character has been turned to stone and is considered unconscious. If a petrified character cracks or breaks, but the broken pieces are joined with the body as he returns to flesh, he is unharmed. If the character’s petrified body is incomplete when it returns to flesh, the body is likewise incomplete and there is some amount of permanent hit point loss and/or debilitation.</text:span></text:p>
      <text:p text:style-name="P9"/>
      <text:p text:style-name="P14"><text:span text:style-name="T9">Pinned:</text:span><text:span text:style-name="T8"> Held immobile (but not helpless) in a grapple.</text:span></text:p>
      <text:p text:style-name="P9"/>
      <text:p text:style-name="P14"><text:span text:style-name="T9">Prone:</text:span><text:span text:style-name="T8"> The character is on the ground. An attacker who is prone has a –4 penalty on melee attack rolls and cannot use a ranged weapon (except for a crossbow). A defender who is prone gains a +4 bonus to Armor Class against ranged attacks, but takes a –4 penalty to AC against melee attacks.</text:span></text:p>
      <text:p text:style-name="P14"><text:span text:style-name="T8">Standing up is a move-equivalent action that provokes an attack of opportunity.</text:span></text:p>
      <text:p text:style-name="P9"/>
      <text:p text:style-name="P14"><text:span text:style-name="T9">Shaken: </text:span><text:span text:style-name="T8">A shaken character takes a –2 penalty on attack rolls, saving throws, skill checks, and ability checks.</text:span></text:p>
      <text:p text:style-name="P14"><text:span text:style-name="T8">Shaken is a less severe state of fear than frightened or panicked.</text:span></text:p>
      <text:p text:style-name="P9"/>
      <text:p text:style-name="P14"><text:span text:style-name="T9">Sickened:</text:span><text:span text:style-name="T8"> The character takes a –2 penalty on all attack rolls, weapon damage rolls, saving throws, skill checks, and ability checks.</text:span></text:p>
      <text:p text:style-name="P9"/>
      <text:p text:style-name="P14"><text:span text:style-name="T9">Stable:</text:span><text:span text:style-name="T8"> A character who was dying but who has stopped losing hit points and still has negative hit points is stable. The character is no longer dying, but is still unconscious. If the character has become stable because of aid from another character (such as a Heal check or magical healing), then the character no longer loses hit points. He has a 10% chance each hour of becoming conscious and disabled (even though his hit points are still negative). </text:span></text:p>
      <text:p text:style-name="P14"><text:span text:style-name="T8">If the character became stable on his own and hasn’t had help, he is still at risk of losing hit points. Each hour, he has a 10% chance of becoming conscious and disabled. Otherwise he loses 1 hit point.</text:span></text:p>
      <text:p text:style-name="P9"/>
      <text:p text:style-name="P14"><text:span text:style-name="T9">Staggered:</text:span><text:span text:style-name="T8"> A character whose nonlethal damage exactly equals his current hit points is staggered. A staggered character may take a single move action or standard action each round (but not both, nor can she take full-round actions).</text:span></text:p>
      <text:p text:style-name="P14"><text:span text:style-name="T8">A character whose current hit points exceed his nonlethal damage is no longer staggered; a character whose nonlethal damage exceeds his hit points becomes unconscious.</text:span></text:p>
      <text:p text:style-name="P9"/>
      <text:p text:style-name="P14"><text:span text:style-name="T9">Stunned: </text:span><text:span text:style-name="T8">A stunned creature drops everything held, can’t take actions, takes a –2 penalty to AC, and loses his Dexterity bonus to AC (if any).</text:span></text:p>
      <text:p text:style-name="P9"/>
      <text:p text:style-name="P14"><text:span text:style-name="T9">Turned:</text:span><text:span text:style-name="T8"> Affected by a turn undead attempt. Turned undead flee for 10 rounds (1 minute) by the best and fastest means available to them. If they cannot flee, they cower.</text:span></text:p>
      <text:p text:style-name="P9"/>
      <text:p text:style-name="P14"><text:soft-page-break/><text:span text:style-name="T9">Unconscious: </text:span><text:span text:style-name="T8">Knocked out and helpless. Unconsciousness can result from having current hit points between –1 and –9, or from nonlethal damage in excess of current hit points.</text:span></text:p>
      <text:p text:style-name="P13"/>
      <text:h text:style-name="P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Pterra-dactyl1" style:font-family-asian="Pterra-dactyl"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style:font-name="Pterra-dactyl" fo:font-family="Pterra-dactyl" style:font-family-generic="roman" style:font-pitch="variable" fo:font-size="18.5pt" fo:language="en" fo:country="US" style:font-size-asian="18.5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PS</dc:title>
    <meta:initial-creator>AKSmith</meta:initial-creator>
    <meta:creation-date>2003-07-01T15:35:00</meta:creation-date>
    <dc:date>2003-10-24T13:33:00</dc:date>
    <meta:print-date>2003-06-30T12:27:00</meta:print-date>
    <meta:editing-cycles>6</meta:editing-cycles>
    <meta:editing-duration>PT4S</meta:editing-duration>
    <meta:document-statistic meta:table-count="4" meta:image-count="0" meta:object-count="0" meta:page-count="27" meta:paragraph-count="580" meta:word-count="12152" meta:character-count="72680" meta:non-whitespace-character-count="61084"/>
    <meta:generator>LibreOffice/5.4.6.2$Linux_X86_64 LibreOffice_project/40m0$Build-2</meta:generator>
    <meta:user-defined meta:name="Company">Wizards of the Coast</meta:user-defined>
    <meta:user-defined meta:name="Operator">asmith</meta:user-defined>
  </office:meta>
</office:document-meta>
</file>